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paragraph-properties fo:text-align="start" style:justify-single-word="false"/>
      <style:text-properties fo:font-weight="bold" officeooo:rsid="00b0db81" officeooo:paragraph-rsid="00b0db81" style:font-weight-asian="bold" style:font-weight-complex="bold"/>
    </style:style>
    <style:style style:name="P14" style:family="paragraph" style:parent-style-name="Standard">
      <style:paragraph-properties fo:text-align="start" style:justify-single-word="false"/>
      <style:text-properties fo:font-weight="bold" officeooo:rsid="00b618eb" officeooo:paragraph-rsid="00b618eb" style:font-weight-asian="bold" style:font-weight-complex="bold"/>
    </style:style>
    <style:style style:name="P15" style:family="paragraph" style:parent-style-name="Standard">
      <style:paragraph-properties fo:text-align="start" style:justify-single-word="false"/>
      <style:text-properties fo:font-weight="bold" officeooo:rsid="00b7ab6c" officeooo:paragraph-rsid="00b7ab6c" style:font-weight-asian="bold" style:font-weight-complex="bold"/>
    </style:style>
    <style:style style:name="P16" style:family="paragraph" style:parent-style-name="Standard">
      <style:paragraph-properties fo:text-align="start" style:justify-single-word="false"/>
      <style:text-properties fo:font-weight="bold" officeooo:rsid="00b8ed69" officeooo:paragraph-rsid="00b8ed69" style:font-weight-asian="bold" style:font-weight-complex="bold"/>
    </style:style>
    <style:style style:name="P17" style:family="paragraph" style:parent-style-name="Standard">
      <style:text-properties fo:font-weight="normal" officeooo:rsid="00228ba7" officeooo:paragraph-rsid="00228ba7" style:font-weight-asian="normal" style:font-weight-complex="normal"/>
    </style:style>
    <style:style style:name="P18" style:family="paragraph" style:parent-style-name="Standard">
      <style:text-properties fo:font-weight="normal" officeooo:rsid="00228ba7" officeooo:paragraph-rsid="00212dec" style:font-weight-asian="normal" style:font-weight-complex="normal"/>
    </style:style>
    <style:style style:name="P19" style:family="paragraph" style:parent-style-name="Standard">
      <style:text-properties fo:font-weight="normal" officeooo:rsid="002348ee" officeooo:paragraph-rsid="002348ee" style:font-weight-asian="normal" style:font-weight-complex="normal"/>
    </style:style>
    <style:style style:name="P20" style:family="paragraph" style:parent-style-name="Standard">
      <style:text-properties fo:font-weight="normal" officeooo:rsid="00192b77" officeooo:paragraph-rsid="00192b77" style:font-weight-asian="normal" style:font-weight-complex="normal"/>
    </style:style>
    <style:style style:name="P21" style:family="paragraph" style:parent-style-name="Standard">
      <style:text-properties fo:font-weight="normal" officeooo:rsid="00194195" officeooo:paragraph-rsid="00194195" style:font-weight-asian="normal" style:font-weight-complex="normal"/>
    </style:style>
    <style:style style:name="P22" style:family="paragraph" style:parent-style-name="Standard">
      <style:text-properties fo:font-weight="normal" officeooo:rsid="0019ae64" officeooo:paragraph-rsid="0019ae64" style:font-weight-asian="normal" style:font-weight-complex="normal"/>
    </style:style>
    <style:style style:name="P23" style:family="paragraph" style:parent-style-name="Standard">
      <style:text-properties fo:font-weight="normal" officeooo:rsid="001a845e" officeooo:paragraph-rsid="001a845e" style:font-weight-asian="normal" style:font-weight-complex="normal"/>
    </style:style>
    <style:style style:name="P24" style:family="paragraph" style:parent-style-name="Standard">
      <style:text-properties fo:font-weight="normal" officeooo:rsid="001e42f6" officeooo:paragraph-rsid="001a845e" style:font-weight-asian="normal" style:font-weight-complex="normal"/>
    </style:style>
    <style:style style:name="P25" style:family="paragraph" style:parent-style-name="Standard">
      <style:text-properties fo:font-weight="normal" officeooo:rsid="001e42f6" officeooo:paragraph-rsid="001e42f6" style:font-weight-asian="normal" style:font-weight-complex="normal"/>
    </style:style>
    <style:style style:name="P26" style:family="paragraph" style:parent-style-name="Standard">
      <style:text-properties fo:font-weight="normal" officeooo:rsid="0020255a" officeooo:paragraph-rsid="0020255a" style:font-weight-asian="normal" style:font-weight-complex="normal"/>
    </style:style>
    <style:style style:name="P27" style:family="paragraph" style:parent-style-name="Standard">
      <style:text-properties fo:font-weight="normal" officeooo:rsid="00212dec" officeooo:paragraph-rsid="00212dec" style:font-weight-asian="normal" style:font-weight-complex="normal"/>
    </style:style>
    <style:style style:name="P28" style:family="paragraph" style:parent-style-name="Standard">
      <style:text-properties fo:font-weight="normal" officeooo:rsid="002435c8" officeooo:paragraph-rsid="002435c8" style:font-weight-asian="normal" style:font-weight-complex="normal"/>
    </style:style>
    <style:style style:name="P29" style:family="paragraph" style:parent-style-name="Standard">
      <style:text-properties fo:font-weight="normal" officeooo:rsid="0025c808" officeooo:paragraph-rsid="0025c808" style:font-weight-asian="normal" style:font-weight-complex="normal"/>
    </style:style>
    <style:style style:name="P30" style:family="paragraph" style:parent-style-name="Standard">
      <style:text-properties fo:font-weight="normal" officeooo:rsid="0027f380" officeooo:paragraph-rsid="0027f380" style:font-weight-asian="normal" style:font-weight-complex="normal"/>
    </style:style>
    <style:style style:name="P31" style:family="paragraph" style:parent-style-name="Standard">
      <style:text-properties fo:font-weight="normal" officeooo:rsid="0029e0c3" officeooo:paragraph-rsid="0029e0c3" style:font-weight-asian="normal" style:font-weight-complex="normal"/>
    </style:style>
    <style:style style:name="P32" style:family="paragraph" style:parent-style-name="Standard">
      <style:text-properties fo:font-weight="normal" officeooo:rsid="002c0533" officeooo:paragraph-rsid="002c0533" style:font-weight-asian="normal" style:font-weight-complex="normal"/>
    </style:style>
    <style:style style:name="P33" style:family="paragraph" style:parent-style-name="Standard">
      <style:paragraph-properties fo:text-align="start" style:justify-single-word="false"/>
      <style:text-properties fo:font-weight="normal" officeooo:rsid="00b56476" officeooo:paragraph-rsid="00b56476" style:font-weight-asian="normal" style:font-weight-complex="normal"/>
    </style:style>
    <style:style style:name="P34"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5"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36"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37"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38" style:family="paragraph" style:parent-style-name="Standard">
      <style:paragraph-properties fo:text-align="start" style:justify-single-word="false" fo:break-before="page"/>
      <style:text-properties fo:font-size="20pt" fo:font-weight="bold" officeooo:rsid="00ad3bfb" officeooo:paragraph-rsid="00ad3bfb" style:font-size-asian="17.5pt" style:font-weight-asian="bold" style:font-size-complex="20pt" style:font-weight-complex="bold"/>
    </style:style>
    <style:style style:name="P39"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40"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41"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42"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43"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44"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45"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46"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47"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48"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49"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50"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51"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63"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93bfa8" officeooo:paragraph-rsid="0093bfa8"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9428a4" officeooo:paragraph-rsid="009428a4"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9ad977" officeooo:paragraph-rsid="009ad97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9e38f0" officeooo:paragraph-rsid="009e38f0"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9f8381" officeooo:paragraph-rsid="009f8381"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a1b898" officeooo:paragraph-rsid="00a1b898"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a43272" officeooo:paragraph-rsid="00a43272"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a8ace1" officeooo:paragraph-rsid="00a8ace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a8f04a" officeooo:paragraph-rsid="00a8f04a" style:font-size-asian="10.5pt" style:font-weight-asian="bold" style:font-size-complex="12pt" style:font-weight-complex="bold"/>
    </style:style>
    <style:style style:name="P88" style:family="paragraph" style:parent-style-name="Standard">
      <style:paragraph-properties fo:text-align="start" style:justify-single-word="false" fo:break-before="page"/>
      <style:text-properties fo:font-size="12pt" fo:font-weight="bold" officeooo:rsid="00a9cc84" officeooo:paragraph-rsid="00a9cc84"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aae2a6" officeooo:paragraph-rsid="00aae2a6"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ab64f0" officeooo:paragraph-rsid="00ab64f0"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afc0fc" officeooo:paragraph-rsid="00afc0fc" style:font-size-asian="10.5pt" style:font-weight-asian="bold" style:font-size-complex="12pt" style:font-weight-complex="bold"/>
    </style:style>
    <style:style style:name="P94"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95"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96"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97"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98"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99"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100"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101"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102"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103"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104"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105"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106"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107"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108"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109"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110"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111"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112"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113"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114"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115"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116"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117"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118"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119"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121"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24"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9156f0" officeooo:paragraph-rsid="008fc9ad"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79af50" officeooo:paragraph-rsid="0078d7a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7a41d7" officeooo:paragraph-rsid="007a41d7"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7c738e" officeooo:paragraph-rsid="007c738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7e8713" officeooo:paragraph-rsid="007e871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84fb4b" officeooo:paragraph-rsid="0084fb4b"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8a1bf9" officeooo:paragraph-rsid="008a1bf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8a44ca" officeooo:paragraph-rsid="008a44c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8be980" officeooo:paragraph-rsid="008be980"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8c56b5" officeooo:paragraph-rsid="008c4855"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8dd30b" officeooo:paragraph-rsid="008dd30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8de871" officeooo:paragraph-rsid="008de87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093bfa8" officeooo:paragraph-rsid="0093bfa8"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09428a4" officeooo:paragraph-rsid="009428a4"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94eb21" officeooo:paragraph-rsid="0094eb21"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97d037" officeooo:paragraph-rsid="0097d037"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99151d" officeooo:paragraph-rsid="0099151d"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9ad977" officeooo:paragraph-rsid="009ad977"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9e38f0" officeooo:paragraph-rsid="009e38f0"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9e9697" officeooo:paragraph-rsid="009e9697"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9f8381" officeooo:paragraph-rsid="009f8381"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a1b898" officeooo:paragraph-rsid="00a1b89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a210aa" officeooo:paragraph-rsid="00a210aa"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a2f78c" officeooo:paragraph-rsid="00a2f78c"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a6021a" officeooo:paragraph-rsid="00a6021a"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a76761" officeooo:paragraph-rsid="00a76761"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a8ace1" officeooo:paragraph-rsid="00a8ace1"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0a8f04a" officeooo:paragraph-rsid="00a8f04a"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0a9cc84" officeooo:paragraph-rsid="00a9cc8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0aae2a6" officeooo:paragraph-rsid="00aae2a6"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0ad3bfb" officeooo:paragraph-rsid="00ad3bfb"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0afc0fc" officeooo:paragraph-rsid="00afc0fc"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0af376a" officeooo:paragraph-rsid="00af376a" style:font-size-asian="10.5pt" style:font-weight-asian="normal" style:font-size-complex="12pt" style:font-weight-complex="normal"/>
    </style:style>
    <style:style style:name="P195"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196"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text-position="0% 100%" fo:font-size="12pt" fo:font-weight="normal" officeooo:rsid="009e38f0" officeooo:paragraph-rsid="009ad977" style:font-size-asian="10.5pt" style:font-weight-asian="normal" style:font-size-complex="12pt" style:font-weight-complex="normal"/>
    </style:style>
    <style:style style:name="P198"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199" style:family="paragraph" style:parent-style-name="Standard">
      <style:paragraph-properties fo:text-align="start" style:justify-single-word="false"/>
      <style:text-properties style:text-position="0% 100%" fo:font-size="12pt" fo:font-weight="bold" officeooo:rsid="009e38f0" officeooo:paragraph-rsid="009e38f0" style:font-size-asian="10.5pt" style:font-weight-asian="bold" style:font-size-complex="12pt" style:font-weight-complex="bold"/>
    </style:style>
    <style:style style:name="P200"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01" style:family="paragraph" style:parent-style-name="Standard">
      <style:text-properties officeooo:paragraph-rsid="0038e924"/>
    </style:style>
    <style:style style:name="P202"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203" style:family="paragraph" style:parent-style-name="Standard">
      <style:text-properties officeooo:paragraph-rsid="00427c70"/>
    </style:style>
    <style:style style:name="P204"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205"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206"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207" style:family="paragraph" style:parent-style-name="Standard">
      <style:paragraph-properties fo:text-align="center" style:justify-single-word="false" fo:break-before="page"/>
      <style:text-properties fo:font-size="18pt" fo:font-weight="bold" officeooo:rsid="00a1b898" officeooo:paragraph-rsid="00a1b898" style:font-size-asian="18pt" style:font-weight-asian="bold" style:font-size-complex="18pt" style:font-weight-complex="bold"/>
    </style:style>
    <style:style style:name="P208"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P209" style:family="paragraph" style:parent-style-name="Standard">
      <style:paragraph-properties fo:text-align="start" style:justify-single-word="false"/>
      <style:text-properties officeooo:paragraph-rsid="00afc0fc"/>
    </style:style>
    <style:style style:name="P210" style:family="paragraph" style:parent-style-name="Standard">
      <style:paragraph-properties fo:text-align="start" style:justify-single-word="false"/>
      <style:text-properties officeooo:rsid="00afc0fc" officeooo:paragraph-rsid="00afc0fc"/>
    </style:style>
    <style:style style:name="P211" style:family="paragraph" style:parent-style-name="Standard">
      <style:paragraph-properties fo:text-align="start" style:justify-single-word="false"/>
      <style:text-properties officeooo:rsid="00b0db81" officeooo:paragraph-rsid="00b0db81"/>
    </style:style>
    <style:style style:name="P212"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213"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214" style:family="paragraph" style:parent-style-name="Standard" style:list-style-name="L13">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215" style:family="paragraph" style:parent-style-name="Standard" style:list-style-name="L14">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216" style:family="paragraph" style:parent-style-name="Standard">
      <style:paragraph-properties fo:text-align="start" style:justify-single-word="false"/>
      <style:text-properties fo:font-size="12pt" fo:font-weight="bold" officeooo:rsid="00b23448" officeooo:paragraph-rsid="00b23448" style:font-size-asian="10.5pt" style:font-weight-asian="bold" style:font-size-complex="12pt" style:font-weight-complex="bold"/>
    </style:style>
    <style:style style:name="P217"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218"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219"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220"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221"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222" style:family="paragraph" style:parent-style-name="Standard" style:list-style-name="L8">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223" style:family="paragraph" style:parent-style-name="Standard" style:list-style-name="L9">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224"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225" style:family="paragraph" style:parent-style-name="Standard" style:list-style-name="L11">
      <style:paragraph-properties fo:text-align="start" style:justify-single-word="false"/>
      <style:text-properties fo:font-size="12pt" fo:font-weight="normal" officeooo:rsid="00a162c3" officeooo:paragraph-rsid="009f8381" style:font-size-asian="10.5pt" style:font-weight-asian="normal" style:font-size-complex="12pt" style:font-weight-complex="normal"/>
    </style:style>
    <style:style style:name="P226" style:family="paragraph" style:parent-style-name="Standard" style:list-style-name="L11">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27" style:family="paragraph" style:parent-style-name="Standard" style:list-style-name="L12">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28" style:family="paragraph" style:parent-style-name="Standard" style:list-style-name="L16">
      <style:paragraph-properties fo:text-align="start" style:justify-single-word="false"/>
      <style:text-properties fo:font-size="12pt" fo:font-weight="normal" officeooo:rsid="00b23448" officeooo:paragraph-rsid="00b23448"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b3de7b" officeooo:paragraph-rsid="00b3de7b"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b56476" officeooo:paragraph-rsid="00b56476"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0b618eb" officeooo:paragraph-rsid="00b618eb"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0b7ab6c" officeooo:paragraph-rsid="00b7ab6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0b8ed69" officeooo:paragraph-rsid="00b8ed69" style:font-size-asian="10.5pt" style:font-weight-asian="normal" style:font-size-complex="12pt" style:font-weight-complex="normal"/>
    </style:style>
    <style:style style:name="P234"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235"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236"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37" style:family="paragraph" style:parent-style-name="Standard" style:list-style-name="L15">
      <style:paragraph-properties fo:text-align="start" style:justify-single-word="false"/>
      <style:text-properties officeooo:rsid="00b0db81" officeooo:paragraph-rsid="00b0db81"/>
    </style:style>
    <style:style style:name="P238" style:family="paragraph" style:parent-style-name="Standard" style:list-style-name="L15">
      <style:paragraph-properties fo:text-align="start" style:justify-single-word="false"/>
      <style:text-properties fo:font-weight="bold" officeooo:rsid="00b0db81" officeooo:paragraph-rsid="00b0db81" style:font-weight-asian="bold" style:font-weight-complex="bold"/>
    </style:style>
    <style:style style:name="P239" style:family="paragraph" style:parent-style-name="Standard" style:list-style-name="L17">
      <style:paragraph-properties fo:text-align="start" style:justify-single-word="false"/>
      <style:text-properties fo:font-weight="bold" officeooo:rsid="00b618eb" officeooo:paragraph-rsid="00b618eb" style:font-weight-asian="bold" style:font-weight-complex="bold"/>
    </style:style>
    <style:style style:name="P240" style:family="paragraph" style:parent-style-name="Standard">
      <style:paragraph-properties fo:text-align="start" style:justify-single-word="false"/>
      <style:text-properties fo:font-weight="bold" officeooo:rsid="00b8ed69" officeooo:paragraph-rsid="00b8ed69" style:font-weight-asian="bold" style:font-weight-complex="bold"/>
    </style:style>
    <style:style style:name="P241" style:family="paragraph" style:parent-style-name="Standard">
      <style:paragraph-properties fo:text-align="start" style:justify-single-word="false"/>
      <style:text-properties fo:font-weight="bold" officeooo:rsid="00babc70" officeooo:paragraph-rsid="00babc70" style:font-weight-asian="bold" style:font-weight-complex="bold"/>
    </style:style>
    <style:style style:name="P242" style:family="paragraph" style:parent-style-name="Standard">
      <style:paragraph-properties fo:text-align="start" style:justify-single-word="false"/>
      <style:text-properties fo:font-weight="bold" officeooo:rsid="00bba604" officeooo:paragraph-rsid="00babc70" style:font-weight-asian="bold" style:font-weight-complex="bold"/>
    </style:style>
    <style:style style:name="P243" style:family="paragraph" style:parent-style-name="Standard">
      <style:paragraph-properties fo:text-align="start" style:justify-single-word="false"/>
      <style:text-properties fo:font-weight="bold" officeooo:rsid="00bba604" officeooo:paragraph-rsid="00bba604" style:font-weight-asian="bold" style:font-weight-complex="bold"/>
    </style:style>
    <style:style style:name="P244" style:family="paragraph" style:parent-style-name="Standard">
      <style:paragraph-properties fo:text-align="start" style:justify-single-word="false"/>
      <style:text-properties fo:font-weight="bold" officeooo:rsid="00bba604" officeooo:paragraph-rsid="00bc3c44" style:font-weight-asian="bold" style:font-weight-complex="bold"/>
    </style:style>
    <style:style style:name="P245" style:family="paragraph" style:parent-style-name="Standard">
      <style:paragraph-properties fo:text-align="start" style:justify-single-word="false"/>
      <style:text-properties fo:font-weight="bold" officeooo:rsid="00bfd1eb" officeooo:paragraph-rsid="00bfd1eb" style:font-weight-asian="bold" style:font-weight-complex="bold"/>
    </style:style>
    <style:style style:name="P246" style:family="paragraph" style:parent-style-name="Standard">
      <style:paragraph-properties fo:text-align="start" style:justify-single-word="false"/>
      <style:text-properties fo:font-weight="bold" officeooo:rsid="00c0fe00" officeooo:paragraph-rsid="00c0fe00" style:font-weight-asian="bold" style:font-weight-complex="bold"/>
    </style:style>
    <style:style style:name="P247" style:family="paragraph" style:parent-style-name="Standard">
      <style:paragraph-properties fo:text-align="start" style:justify-single-word="false"/>
      <style:text-properties fo:font-weight="bold" officeooo:rsid="00c1b5c6" officeooo:paragraph-rsid="00c1b5c6" style:font-weight-asian="bold" style:font-weight-complex="bold"/>
    </style:style>
    <style:style style:name="P248" style:family="paragraph" style:parent-style-name="Standard">
      <style:paragraph-properties fo:text-align="start" style:justify-single-word="false"/>
      <style:text-properties fo:font-weight="bold" officeooo:rsid="00c4d179" officeooo:paragraph-rsid="00c4d179" style:font-weight-asian="bold" style:font-weight-complex="bold"/>
    </style:style>
    <style:style style:name="P249" style:family="paragraph" style:parent-style-name="Standard">
      <style:paragraph-properties fo:text-align="start" style:justify-single-word="false"/>
      <style:text-properties fo:font-weight="bold" officeooo:rsid="00c7ae75" officeooo:paragraph-rsid="00c7ae75" style:font-weight-asian="bold" style:font-weight-complex="bold"/>
    </style:style>
    <style:style style:name="P250" style:family="paragraph" style:parent-style-name="Standard">
      <style:paragraph-properties fo:text-align="start" style:justify-single-word="false"/>
      <style:text-properties fo:font-weight="bold" officeooo:rsid="00c93dfa" officeooo:paragraph-rsid="00c93dfa" style:font-weight-asian="bold" style:font-weight-complex="bold"/>
    </style:style>
    <style:style style:name="P251" style:family="paragraph" style:parent-style-name="Standard">
      <style:paragraph-properties fo:text-align="start" style:justify-single-word="false"/>
      <style:text-properties fo:font-weight="bold" officeooo:rsid="00c96402" officeooo:paragraph-rsid="00c96402" style:font-weight-asian="bold" style:font-weight-complex="bold"/>
    </style:style>
    <style:style style:name="P252" style:family="paragraph" style:parent-style-name="Standard" style:list-style-name="L16">
      <style:paragraph-properties fo:text-align="start" style:justify-single-word="false"/>
      <style:text-properties fo:font-weight="normal" officeooo:rsid="00b23448" officeooo:paragraph-rsid="00b23448" style:font-weight-asian="normal" style:font-weight-complex="normal"/>
    </style:style>
    <style:style style:name="P253" style:family="paragraph" style:parent-style-name="Standard">
      <style:paragraph-properties fo:text-align="start" style:justify-single-word="false"/>
      <style:text-properties fo:font-weight="normal" officeooo:rsid="00bba604" officeooo:paragraph-rsid="00bba604" style:font-weight-asian="normal" style:font-weight-complex="normal"/>
    </style:style>
    <style:style style:name="P254" style:family="paragraph" style:parent-style-name="Standard">
      <style:paragraph-properties fo:text-align="start" style:justify-single-word="false"/>
      <style:text-properties fo:font-weight="normal" officeooo:rsid="00bc3c44" officeooo:paragraph-rsid="00bc3c44" style:font-weight-asian="normal" style:font-weight-complex="normal"/>
    </style:style>
    <style:style style:name="P255" style:family="paragraph" style:parent-style-name="Standard">
      <style:paragraph-properties fo:text-align="start" style:justify-single-word="false"/>
      <style:text-properties fo:font-weight="normal" officeooo:rsid="00bc931b" officeooo:paragraph-rsid="00bc931b" style:font-weight-asian="normal" style:font-weight-complex="normal"/>
    </style:style>
    <style:style style:name="P256" style:family="paragraph" style:parent-style-name="Standard">
      <style:paragraph-properties fo:text-align="start" style:justify-single-word="false"/>
      <style:text-properties fo:font-weight="normal" officeooo:rsid="00be3a15" officeooo:paragraph-rsid="00be3a15" style:font-weight-asian="normal" style:font-weight-complex="normal"/>
    </style:style>
    <style:style style:name="P257" style:family="paragraph" style:parent-style-name="Standard">
      <style:paragraph-properties fo:text-align="start" style:justify-single-word="false"/>
      <style:text-properties fo:font-weight="normal" officeooo:rsid="00c1b5c6" officeooo:paragraph-rsid="00c1b5c6" style:font-weight-asian="normal" style:font-weight-complex="normal"/>
    </style:style>
    <style:style style:name="P258" style:family="paragraph" style:parent-style-name="Standard">
      <style:paragraph-properties fo:text-align="start" style:justify-single-word="false"/>
      <style:text-properties fo:font-weight="normal" officeooo:rsid="00c2fa66" officeooo:paragraph-rsid="00c2fa66" style:font-weight-asian="normal" style:font-weight-complex="normal"/>
    </style:style>
    <style:style style:name="P259" style:family="paragraph" style:parent-style-name="Standard">
      <style:paragraph-properties fo:text-align="start" style:justify-single-word="false"/>
      <style:text-properties fo:font-weight="normal" officeooo:rsid="00c4d179" officeooo:paragraph-rsid="00c4d179" style:font-weight-asian="normal" style:font-weight-complex="normal"/>
    </style:style>
    <style:style style:name="P260" style:family="paragraph" style:parent-style-name="Standard">
      <style:paragraph-properties fo:text-align="start" style:justify-single-word="false"/>
      <style:text-properties fo:font-weight="normal" officeooo:rsid="00c7ae75" officeooo:paragraph-rsid="00c7ae7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officeooo:rsid="002348ee"/>
    </style:style>
    <style:style style:name="T27" style:family="text">
      <style:text-properties officeooo:rsid="0025c808"/>
    </style:style>
    <style:style style:name="T28" style:family="text">
      <style:text-properties fo:font-weight="bold" style:font-weight-asian="bold" style:font-weight-complex="bold"/>
    </style:style>
    <style:style style:name="T29" style:family="text">
      <style:text-properties fo:font-weight="bold" officeooo:rsid="004354b6" style:font-weight-asian="bold" style:font-weight-complex="bold"/>
    </style:style>
    <style:style style:name="T30" style:family="text">
      <style:text-properties fo:font-weight="bold" officeooo:rsid="00727194" style:font-weight-asian="bold" style:font-weight-complex="bold"/>
    </style:style>
    <style:style style:name="T31" style:family="text">
      <style:text-properties officeooo:rsid="0027bc8e"/>
    </style:style>
    <style:style style:name="T32" style:family="text">
      <style:text-properties style:text-position="super 58%" fo:font-weight="normal" style:font-weight-asian="normal" style:font-weight-complex="normal"/>
    </style:style>
    <style:style style:name="T33" style:family="text">
      <style:text-properties style:text-position="super 58%" style:font-name="Liberation Serif1" fo:font-weight="normal" style:font-weight-asian="normal" style:font-weight-complex="normal"/>
    </style:style>
    <style:style style:name="T34" style:family="text">
      <style:text-properties style:text-position="0% 100%"/>
    </style:style>
    <style:style style:name="T35" style:family="text">
      <style:text-properties style:text-position="0% 100%" fo:font-weight="normal" style:font-weight-asian="normal" style:font-weight-complex="normal"/>
    </style:style>
    <style:style style:name="T36" style:family="text">
      <style:text-properties style:text-position="0% 100%" style:font-name="Liberation Serif1"/>
    </style:style>
    <style:style style:name="T37" style:family="text">
      <style:text-properties style:text-position="0% 100%" style:font-name="Liberation Serif1" fo:font-weight="normal" style:font-weight-asian="normal" style:font-weight-complex="normal"/>
    </style:style>
    <style:style style:name="T38" style:family="text">
      <style:text-properties style:text-position="0% 100%" style:font-name="Liberation Serif1" officeooo:rsid="0041ac4f"/>
    </style:style>
    <style:style style:name="T39" style:family="text">
      <style:text-properties style:text-position="0% 100%" officeooo:rsid="009cd751"/>
    </style:style>
    <style:style style:name="T40" style:family="text">
      <style:text-properties style:text-position="0% 100%" officeooo:rsid="009e38f0"/>
    </style:style>
    <style:style style:name="T41" style:family="text">
      <style:text-properties officeooo:rsid="003ff95c"/>
    </style:style>
    <style:style style:name="T42" style:family="text">
      <style:text-properties fo:font-size="12pt" fo:font-weight="bold" style:font-size-asian="10.5pt" style:font-weight-asian="bold" style:font-size-complex="12pt" style:font-weight-complex="bold"/>
    </style:style>
    <style:style style:name="T43" style:family="text">
      <style:text-properties fo:font-size="12pt" fo:font-weight="bold" officeooo:rsid="0038e924" style:font-size-asian="10.5pt" style:font-weight-asian="bold" style:font-size-complex="12pt" style:font-weight-complex="bold"/>
    </style:style>
    <style:style style:name="T44" style:family="text">
      <style:text-properties fo:font-size="12pt" fo:font-weight="bold" officeooo:rsid="003ff95c" style:font-size-asian="10.5pt" style:font-weight-asian="bold" style:font-size-complex="12pt" style:font-weight-complex="bold"/>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427c70" style:font-size-asian="10.5pt" style:font-weight-asian="normal" style:font-size-complex="12pt" style:font-weight-complex="normal"/>
    </style:style>
    <style:style style:name="T47" style:family="text">
      <style:text-properties fo:font-size="12pt" fo:font-weight="normal" officeooo:rsid="00afc0fc" style:font-size-asian="10.5pt" style:font-weight-asian="normal" style:font-size-complex="12pt" style:font-weight-complex="normal"/>
    </style:style>
    <style:style style:name="T48" style:family="text">
      <style:text-properties fo:font-size="12pt" fo:font-weight="normal" officeooo:rsid="00b0db81" style:font-size-asian="10.5pt" style:font-weight-asian="normal" style:font-size-complex="12pt" style:font-weight-complex="normal"/>
    </style:style>
    <style:style style:name="T49" style:family="text">
      <style:text-properties fo:font-size="12pt" fo:font-weight="normal" officeooo:rsid="00bc3c44" style:font-size-asian="10.5pt" style:font-weight-asian="normal" style:font-size-complex="12pt" style:font-weight-complex="normal"/>
    </style:style>
    <style:style style:name="T50" style:family="text">
      <style:text-properties fo:font-size="12pt" style:font-size-asian="10.5pt" style:font-size-complex="12pt"/>
    </style:style>
    <style:style style:name="T51" style:family="text">
      <style:text-properties fo:font-size="12pt" officeooo:rsid="00bc931b" style:font-size-asian="10.5pt" style:font-size-complex="12pt"/>
    </style:style>
    <style:style style:name="T52" style:family="text">
      <style:text-properties fo:font-size="12pt" officeooo:rsid="00be3a15" style:font-size-asian="10.5pt" style:font-size-complex="12pt"/>
    </style:style>
    <style:style style:name="T53" style:family="text">
      <style:text-properties fo:font-size="12pt" officeooo:rsid="00c6700a" style:font-size-asian="10.5pt" style:font-size-complex="12pt"/>
    </style:style>
    <style:style style:name="T54" style:family="text">
      <style:text-properties fo:font-size="12pt" officeooo:rsid="00c7ae75" style:font-size-asian="10.5pt" style:font-size-complex="12pt"/>
    </style:style>
    <style:style style:name="T55" style:family="text">
      <style:text-properties style:font-name="Liberation Serif" fo:font-weight="normal" style:font-weight-asian="normal" style:font-weight-complex="normal"/>
    </style:style>
    <style:style style:name="T56" style:family="text">
      <style:text-properties style:font-name="Liberation Serif1" fo:font-weight="normal" style:font-weight-asian="normal" style:font-weight-complex="normal"/>
    </style:style>
    <style:style style:name="T57" style:family="text">
      <style:text-properties officeooo:rsid="00427c70"/>
    </style:style>
    <style:style style:name="T58" style:family="text">
      <style:text-properties officeooo:rsid="00428012"/>
    </style:style>
    <style:style style:name="T59" style:family="text">
      <style:text-properties officeooo:rsid="004354b6"/>
    </style:style>
    <style:style style:name="T60" style:family="text">
      <style:text-properties officeooo:rsid="004550ee"/>
    </style:style>
    <style:style style:name="T61" style:family="text">
      <style:text-properties officeooo:rsid="004ee43c"/>
    </style:style>
    <style:style style:name="T62" style:family="text">
      <style:text-properties officeooo:rsid="005531f1"/>
    </style:style>
    <style:style style:name="T63" style:family="text">
      <style:text-properties officeooo:rsid="006bb56f"/>
    </style:style>
    <style:style style:name="T64" style:family="text">
      <style:text-properties officeooo:rsid="00727194"/>
    </style:style>
    <style:style style:name="T65" style:family="text">
      <style:text-properties officeooo:rsid="007628c0"/>
    </style:style>
    <style:style style:name="T66" style:family="text">
      <style:text-properties officeooo:rsid="007d8665"/>
    </style:style>
    <style:style style:name="T67" style:family="text">
      <style:text-properties officeooo:rsid="007e1f96"/>
    </style:style>
    <style:style style:name="T68" style:family="text">
      <style:text-properties officeooo:rsid="00881ada"/>
    </style:style>
    <style:style style:name="T69" style:family="text">
      <style:text-properties officeooo:rsid="008826e0"/>
    </style:style>
    <style:style style:name="T70" style:family="text">
      <style:text-properties officeooo:rsid="00943068"/>
    </style:style>
    <style:style style:name="T71" style:family="text">
      <style:text-properties officeooo:rsid="00965c34"/>
    </style:style>
    <style:style style:name="T72" style:family="text">
      <style:text-properties officeooo:rsid="0099151d"/>
    </style:style>
    <style:style style:name="T73" style:family="text">
      <style:text-properties officeooo:rsid="00a162c3"/>
    </style:style>
    <style:style style:name="T74" style:family="text">
      <style:text-properties officeooo:rsid="00a2f78c"/>
    </style:style>
    <style:style style:name="T75" style:family="text">
      <style:text-properties officeooo:rsid="00a79ed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20"/>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20"/>
      <text:p text:style-name="P21">Es. Coni della retina, il cono rosso non ha il picco di sensbilità nel rosso ma è quello che risponde di più al rosso.</text:p>
      <text:p text:style-name="P21"/>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22">Una volta trasdotto e amplifcato il segnale deve essere comunicato al sistema nervoso tramite sinapsi.</text:p>
      <text:p text:style-name="P23"/>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4"/>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5">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5"><text:soft-page-break/></text:p>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6"/>
      <text:p text:style-name="P6">Legge di Weber: <text:span text:style-name="T1">Se si aumenta il background la soglia differenziale aumenta proporzionalmente secondo un fattore detto costante di Weber. (legge empirica). </text:span></text:p>
      <text:p text:style-name="P27">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7"/>
      <text:p text:style-name="P7"><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8"/>
      <text:p text:style-name="P8">Codifica dell’intensità dello stimolo e adattamento:</text:p>
      <text:p text:style-name="P17">Alcuni recettori trasducono direttamente in uno stimolo nervoso. La frequenza delle scariche aumenta con l’intensità dello stimolo. Si può avere lento adattamento (informazione statica) o rapido adattamento (informazione dinamica). <text:span text:style-name="T26">L’adattamento interessa tutti i recettori, alcuni adattano poco, ma mai zero.</text:span></text:p>
      <text:p text:style-name="P19">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9">L’adattamento è fondamentale per evidenziare le novità, ovvero i cambiamenti negli stimoli.</text:p>
      <text:p text:style-name="P19"/>
      <text:p text:style-name="P9">Campionamento:</text:p>
      <text:p text:style-name="P28">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27">Es. sensibilità tattile molto precisa sui polpastrelli, più grossolana sulla schiena.</text:span></text:p>
      <text:p text:style-name="P29"><text:span text:style-name="T28">Convergenza: </text:span>Se si disponessero i recettori lontani tra loro avremmo zone funzionalmente cieche, invece se si fanno convergere i segnali di più recettori su un numero minore di neuroni <text:span text:style-name="T31">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text:span><text:soft-page-break/><text:span text:style-name="T5">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30">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31"/>
      <text:p text:style-name="P32">Parallelamente alla convergenza si ha anche divergenza quando è necessario notificare uno stimolo a più sistemi neuronali diversi.</text:p>
      <text:p text:style-name="P32">L’adattamento avviene a livello neuronale piuttosto che recettoriale (?).</text:p>
      <text:p text:style-name="P32"/>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34">La Visione</text:p>
      <text:p text:style-name="P94">Non comparare troppo rigidamente l’occhio umano ad una macchina fotografica!</text:p>
      <text:p text:style-name="P94">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95">Alcuni animali hanno retine uniformi, ad esempio i topi, in questi animali i movimenti oculari sono molto ridotti rispetto all’uomo.</text:p>
      <text:p text:style-name="P39">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40">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40">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41"><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98">I coni non vanno in saturazione, i bastoncelli sì.</text:p>
      <text:p text:style-name="P98">Fattori che permettono un così ampio range di funzionamento:</text:p>
      <text:list text:style-name="L1">
        <text:list-item>
          <text:p text:style-name="P212"><text:span text:style-name="T1">Diametro pupillare: varia da 8 a 2 mm, fattore = 16, 1.2</text:span><text:span text:style-name="T32"> </text:span><text:span text:style-name="T35"><text:s/>ordini di grandezza.</text:span></text:p>
        </text:list-item>
        <text:list-item>
          <text:p text:style-name="P234">Presenza di recettori diversi: coni e bastoncelli (si pensa che i bastoncelli lavorino fino a circa 100 Cd/m^2, i coni lavorano da 10^-3 fino al limite massimo).</text:p>
        </text:list-item>
        <text:list-item>
          <text:p text:style-name="P235">Meccanismi biochimici di adattamento alla luce ed al buio.</text:p>
        </text:list-item>
        <text:list-item>
          <text:p text:style-name="P235">Meccanismi di adattamento sinaptico.</text:p>
        </text:list-item>
      </text:list>
      <text:p text:style-name="P195"/>
      <text:p text:style-name="P196">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196"><text:soft-page-break/>L’assenza di bastoncelli nella fovea fa sì che la sensibilità alle sorgenti di luce deboli sia migliore nella visione periferica: di giorno dobbiamo scorrere lo sguardo, di notte no ma vediamo di meno al centro del campo visivo.</text:p>
      <text:p text:style-name="P196"/>
      <text:p text:style-name="P198">Origine filogenetica dei fotorecettori:</text:p>
      <text:p text:style-name="P96">Il fotorecettore ancestrale era con ogni probabilità un cono, le modificazioni dei bastoncelli sono frutto di specializzazioni successive. La formazione di nuovi dischi nei primi stadi è apparentemente uguale nel cono e nel bastoncello. </text:p>
      <text:p text:style-name="P96">Il versante sinaptico del cono è una struttura “a nastro” e forma contatti con molte cellule, per lo più neuroni bipolari.</text:p>
      <text:p text:style-name="P96">La sinapsi del bastoncello è molto più piccola e contatta meno cellule.</text:p>
      <text:p text:style-name="P97">Il segmento esterno del bastoncello è molto più grande rispetto a quello del cono, infatti non si vedono i segmenti esterni dei coni.</text:p>
      <text:p text:style-name="P97">La retina periferica rappresenta la maggior parte della retina quindi quasi tutta la retina è in realtà costituita da segmenti esterni dei bastoncelli (conferiscono migliore visione notturna).</text:p>
      <text:p text:style-name="P97"/>
      <text:p text:style-name="P97">La captazione dei fotoni e l’amplificazione del segnale avvengono nel segmento esterno, il contatto sinaptico in quello interno. Per trasferire il segnale da un lato all’altro del neurone si usa il potenziale di membrana.</text:p>
      <text:p text:style-name="P97">Nel segmento esterno non ci sono canali ionici significativi, nel segmento tra segmento esterno ed il nucleo ci sono canali per il K+ <text:span text:style-name="T28">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97">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97"/>
      <text:p text:style-name="P97">Quando il potenziale supera la soglia nel bottone sinaptico entra calcio che fa rilasciare le vescicole di glutammato.</text:p>
      <text:p text:style-name="P97"/>
      <text:p text:style-name="P42">Pigmenti visivi: cromoforo + apoproteina</text:p>
      <text:p text:style-name="P99">Opsine: Recettori accoppiati a proteine G (trasducina). Formano legame covalente con residuo Lys 296 con gruppo prostetico derivato da vit. A (11-cis-retinale). Lo spettro di assorbimento è modulato dalla struttura della proteina.</text:p>
      <text:p text:style-name="P99"><text:soft-page-break/>L’assorbimento di un fotone fa trasformare l’11-cis-retinale in retiale tutto-trans che induce cambiamento conformazionale nella proteina cromoforo e nell’opsina.</text:p>
      <text:p text:style-name="P99">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99">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99"/>
      <text:p text:style-name="P42">Come si fa a determinare la curva di tuning di un fotorecettore?</text:p>
      <text:p text:style-name="P99">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99">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101">In realtà secondo le leggi della percezione viste prima la sensibilità (e quindi la iperpolarizzazione) non scende mai a zero ma diventa molto piccola. </text:p>
      <text:p text:style-name="P101">Per misurare sensibilità molto piccole si può fissare un obiettivo di iperpolarizzazione e aumentare l’intensità luminosa fino ad ottenere l’iperpolarizzazione voluta.</text:p>
      <text:p text:style-name="P100">Il numero di fotoni (intensità luminosa) necessario ad ottenere la stessa iperpolarizzazione varia enormemente al variare della lunghezza d’onda, per questo si rende necessario il grafico in scala logaritmica.</text:p>
      <text:p text:style-name="P102">Se spostiamo la lunghezza d’onda verso il rosso la sensibilità precipita verso valori infinitesimali, se invece ci spostiamo verso l’ultravioletto la sesnibilità cala poco. </text:p>
      <text:p text:style-name="P102"><text:span text:style-name="T28">Perchè allora non vediamo gli ultravioletti? </text:span>Perchè cornea e cristallino si presentano praticamente opachi nell’ultravioletto e li filtrano (ecco perché si danneggiano).</text:p>
      <text:p text:style-name="P102"/>
      <text:p text:style-name="P102">Il grafico che otteniamo in questo modo in realtà si “impenna” verso il rosso (aumentano i fotoni necessari per ottenere la stessa stimolazione). Come si ottiene allora il grafico bellino?</text:p>
      <text:list text:style-name="L2">
        <text:list-item>
          <text:p text:style-name="P217">Invertiamo il segno del logaritmo.</text:p>
        </text:list-item>
        <text:list-item>
          <text:p text:style-name="P217">Poniamo il valore (logaritmico) a cui si trova il picco a 0 (normalizziamo).</text:p>
        </text:list-item>
      </text:list>
      <text:p text:style-name="P102"/>
      <text:p text:style-name="P201"><text:soft-page-break/><text:span text:style-name="T43">Esperimento di psicofisica </text:span><text:span text:style-name="T44">(</text:span><text:a xlink:type="simple" xlink:href="https://www.jneurosci.org/content/jneuro/30/37/12495.full.pdf" text:style-name="Internet_20_link" text:visited-style-name="Visited_20_Internet_20_Link"><text:span text:style-name="T44">https://www.jneurosci.org/content/jneuro/30/37/12495.full.pdf</text:span></text:a><text:span text:style-name="T44">)</text:span></text:p>
      <text:p text:style-name="P110">Obiettivo dell’esperimento: determinare la soglia percettiva assoluta del topo per uno flash luminoso di breve durata e di piccole dimensioni.</text:p>
      <text:p text:style-name="P103"><text:span text:style-name="T41">I topi non possono parlare quindi i ricercatori si sono inventati questo metodo per rilevare se <text:s/>il topo ha visto o meno lo stimolo: a</text:span>ddestrare i topi che possono smettere di correre <text:span text:style-name="T41">(ai topi piace molto correre sulla ruota di notte) </text:span>per andare a bere solo se ha<text:span text:style-name="T41">nno</text:span> visto un flash luminoso (l’abbeveratoio eroga acqua solo <text:span text:style-name="T41">per 12 s </text:span>in seguito allo stimolo luminoso). <text:span text:style-name="T41">Lo stomolo viene presentato ad intervalli casuali da 200 a 500 giri di ruota, è considerato come rilevato se il topo si verma entro due giri di ruota dopo la presentazione dello stimolo.</text:span></text:p>
      <text:p text:style-name="P104"/>
      <text:p text:style-name="P46"><text:span text:style-name="T1">Risultato: la soglia assoluta misurata per uno stimolo a 500 nm con un angolo di ampiezza di 5.3° è stata di 67 </text:span><text:span text:style-name="T55">±</text:span><text:span text:style-name="T56">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202"/>
      <text:p text:style-name="P46"><text:span text:style-name="T56">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55">μ</text:span><text:span text:style-name="T56">m</text:span><text:span text:style-name="T33">2</text:span><text:span text:style-name="T37"> (400-4000 bastoncelli) la soglia è molto più bassa del previsto (effetto di </text:span><text:span text:style-name="T36">supersommazione </text:span><text:span text:style-name="T38">spaziale</text:span><text:span text:style-name="T37">). Il modello sviluppato dai ricercatori per spiegare questo fenomeno si basa su tre assunzioni:</text:span></text:p>
      <text:list text:style-name="L3">
        <text:list-item>
          <text:p text:style-name="P236">Singole isomerizzazioni delle rodopsine possono essere rilevate e trasmesse dai bastoncelli ai neuroni di livello più elevato. (Provata nella prima parte dell’esperimento e da Hecht et al. 1941, Barlow et al. 1971, Mastronarde 1983).</text:p>
        </text:list-item>
        <text:list-item>
          <text:p text:style-name="P236">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236">Cellule gangliari tappezzano la retina ed hanno campi ricettivi descritti da gaussiane che si sovrappongono tra cellule gangliari vicine.</text:p>
        </text:list-item>
      </text:list>
      <text:p text:style-name="P200">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text:soft-page-break/>superi la soglia dei neuroni a valle nella catena di trasmissione verso il sistema nervoso.</text:p>
      <text:p text:style-name="P200"/>
      <text:p text:style-name="P46"><text:span text:style-name="T36">Modello alternativo</text:span><text:span text:style-name="T37">: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106"/>
      <text:p text:style-name="P105">Un’altra ricerca <text:span text:style-name="T58">(quale?)</text:span> misurò la soglia minima del sistema visivo umano a 5-6 foto-isomerizzazioni.</text:p>
      <text:p text:style-name="P105"/>
      <text:p text:style-name="P43">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109"/>
      <text:p text:style-name="P44"><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107"/>
      <text:p text:style-name="P44">Quale è l’iperpolarizzazione generata da un singolo fotone?</text:p>
      <text:p text:style-name="P107">Non si può “sparare” un singolo fotone, si devono usare filtri attenuatori in modo da avere statisticamente la probabilità che un singolo fotone colpisca il recettore. <text:span text:style-name="T57">Si tratta quindi sempre di fenomeni probabilistici che richiedono analisi di tipo statistico.</text:span></text:p>
      <text:p text:style-name="P203"><text:span text:style-name="T46">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46">https://doi.org/10.1113/jphysiol.2011.226878</text:span></text:a><text:span text:style-name="T46">)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107"/>
      <text:p text:style-name="P44">Catena fototrasduttiva del bastoncello</text:p>
      <text:list text:style-name="L4">
        <text:list-item>
          <text:p text:style-name="P218"><text:soft-page-break/>Attivazione della rodopsina. Una singola rodopsina rimane attiva per un tempo medio di 36 ms. </text:p>
        </text:list-item>
        <text:list-item>
          <text:p text:style-name="P218">Attivazione delle proteine G: In media sembra che una singola rodopsina attivi 20 proteine G.</text:p>
        </text:list-item>
        <text:list-item>
          <text:p text:style-name="P218">Attivazione della fosfodiesterasi: Le proteine G si legano e disinibiscono la fosfodiesterasi che aumenta la sua attività catalitica degradando cGMP (presente in elevata concentrazione nel segmento esterno).</text:p>
        </text:list-item>
        <text:list-item>
          <text:p text:style-name="P218">Idrolisi della cGMP: Al buio si ha un equilibrio tra sintesi e degradazione, alla luce PDE ne degrada grandi quantità.</text:p>
        </text:list-item>
        <text:list-item>
          <text:p text:style-name="P218">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107">La chiusura di canali altera il potenziale come detto prima.</text:p>
      <text:p text:style-name="P107"/>
      <text:p text:style-name="P107">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107">In un bastoncello di anfibio (molto più grande) la risposta è molto più lenta (perché la stessa velocità delle reazioni in un volume maggiore impiega più tempo a produrre la stessa depolarizzazione).</text:p>
      <text:p text:style-name="P108">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108"/>
      <text:p text:style-name="P45">Elettroretinogramma(ERG)</text:p>
      <text:p text:style-name="P108">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108">Per flash deboli si ottiene solo un’onda positiva detta <text:span text:style-name="T28">onda b, </text:span>per flash più intensi la risposta è bifasica, si presenta prima un’<text:span text:style-name="T28">onda a</text:span> negativa e poi l’onda b positiva.</text:p>
      <text:p text:style-name="P108">L’onda a è dovuta ai fotorecettori ed alle loro correnti generate dalla catena trasduttiva, l’onda b è generata dalle cellule bipolari.</text:p>
      <text:p text:style-name="P108">Perchè con flash deboli si vede solo l’onda b? Perchè grazie alla grande convergenza le cellule bipolari si attivano già per stimolazioni sparse dei bastoncelli.</text:p>
      <text:p text:style-name="P108">ERG scotopico: studia solo i bastoncelli.</text:p>
      <text:p text:style-name="P108">ERG fotopico: studia i coni.</text:p>
      <text:p text:style-name="P108">L’andamento iniziale dell’onda a ha andamento parabolico, <text:span text:style-name="T59">dopo un certo tempo la risposta reale diverge da quella prevista dal modello, da ciò deduciamo che nel </text:span><text:soft-page-break/><text:span text:style-name="T59">modello manchi la descrizione di una parte del fenomeno reale, tale parte è la </text:span><text:span text:style-name="T29">terminazione della risposta alla luce.</text:span></text:p>
      <text:p text:style-name="P47"/>
      <text:p text:style-name="P47">Terminazione della risposta alla luce:</text:p>
      <text:p text:style-name="P111">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111">Per spegnere la fosfodiesterasi la trsducina idrolizza il suo GTP e si stacca dalla fosfodiesterasi, la quale interrompe la sua attività.</text:p>
      <text:p text:style-name="P111">Al contempo cala la concentrazione intracellulare di calcio a seguito della chiusura dei canali CNG, ciò porta a:</text:p>
      <text:list text:style-name="L5">
        <text:list-item>
          <text:p text:style-name="P219">Dissociazione della recoverina <text:span text:style-name="T60">dalla rodopsina chinasi (disinibizione dell rodopsina chinasi)</text:span></text:p>
        </text:list-item>
        <text:list-item>
          <text:p text:style-name="P219">Modifica conformazionale della GCAP (guanylate cyclase activating protein, sensore di calcio) con facilitazione della guanilato ciclasi.</text:p>
        </text:list-item>
        <text:list-item>
          <text:p text:style-name="P219">Dissociazione della calmodulina dai canali CNG (aumento della loro sensibilità al cGMP).</text:p>
        </text:list-item>
      </text:list>
      <text:p text:style-name="P112">Al buio l’attività della rodopsina chinasi è tenuta bassa dal calcio, quando cala la concentrazione di calcio aumenta l’attività della chinasi che riduce l’attività della rodopsina.</text:p>
      <text:p text:style-name="P112">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112">La calmodulina in presenza di calcio inibisce l’apertura dei canali CNG, in carenza di calcio i canali CNG si aprono.</text:p>
      <text:p text:style-name="P112"/>
      <text:p text:style-name="P113">Se lo stimolo luminoso è molto forte si ha un plateau più lungo (saturazione) perché il calo di concentrazione di cGMP è importante ed è necessario più tempo perché venga ripristinata.</text:p>
      <text:p text:style-name="P114">I coni hanno meccanismi più efficienti di recupero quindi resistono meglio alla saturazione.</text:p>
      <text:p text:style-name="P114"/>
      <text:p text:style-name="P115">Nel grafico della risposta ai flash saturanti si osserva un picco di iperpolarizzazione, a cosa è dovuto? (#TODO)</text:p>
      <text:p text:style-name="P115"/>
      <text:p text:style-name="P115">I coni hanno una sensibilità alla luce minore di circa due ordini di grandezza inferiore a quella dei bastoncelli. Cos’è che conferisce ai bastoncelli di operare così tanto al di sotto della soglia del sistema dei coni? La convergenza delle vie nervose.</text:p>
      <text:p text:style-name="P115">Grazie ai meccanismi di terminazione l’emivita dell’opsina attivata è di circa 36 ms nei bastoncelli e 3 ms nei coni. </text:p>
      <text:p text:style-name="P115"><text:soft-page-break/>La variazione di potenziale in risposta ad un singolo fotone è di circa 2 mV nei coni e inferiore a 0.2 mV nei coni. Il problema nella ricerca sui coni è che la loro risposta è inferiore al rumore biologico (la fosfodiesterasi è termicamente instabile).</text:p>
      <text:p text:style-name="P115"/>
      <text:p text:style-name="P115">Nella maggior parte dei casi però il nostro sistema visivo non è attivato da flash luminosi, è continuamente esposto ad una intensità luminosa di base. Esperimento: manteniamo una luce costante ed esponiamo i recettori a flash.</text:p>
      <text:p text:style-name="P115">La presenza del background luminoso implica una continua attivazione della catena fototrasduttiva. Il calcio in presenza del backgound luminoso non è al suo valore al buio ma è più basso.</text:p>
      <text:p text:style-name="P115">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116">I meccanismi di adattamento alla luce lavorano sul meccanismo di terminazione più che su quello di risposta, così facendo si riduce anche la sensibilità.</text:p>
      <text:p text:style-name="P116">La capacità di discriminare stimoli molto vicini nel tempo (flicker) migliora all’aumentare del background luminoso.</text:p>
      <text:p text:style-name="P116">Aumenta anche la soglia differenziale.</text:p>
      <text:p text:style-name="P116"/>
      <text:p text:style-name="P48">Uscita dalla saturazione</text:p>
      <text:p text:style-name="P116">Il passaggio dal buio alla luce intensa può temporaneamente chiudere tutti i canali CNG. La diminuizione di calcio fa parzialmente riaprire i canali CNG grazie ai tre meccanismi di terminazione visti prima. Il fotorecettore esce dalla saturazione.</text:p>
      <text:p text:style-name="P116">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116"/>
      <text:p text:style-name="P116">All’aumentare del background luminoso il potenziale a riposo si abbassa e sono necessari stimoli più intensi per produrre la stessa variazione di potenziale.</text:p>
      <text:p text:style-name="P116"/>
      <text:p text:style-name="P116">Per studiare la sensiblità dei bastoncelli in un contesto psicofisico si usano pazienti affetti da acromatopsia congenita completa che non hanno funzionalità dei coni.</text:p>
      <text:p text:style-name="P116">Si osserva che per un ampio range di intensità la legge di Weber è rispettata, ci si discosta solo per intensità molto alte o molto basse.</text:p>
      <text:p text:style-name="P116"/>
      <text:p text:style-name="P116"><text:span text:style-name="T28">Per intensità molto basse</text:span> abbiamo la soglia percettiva determinata dal rumore termico (attivazioni spontanee). In realtà la rodopsina è abbastanza stabile, il <text:soft-page-break/>problema è che in un bastoncello se ne trovano decine di milioni, quindi statisticamente ogni qualche decina di secondi al massimo una si attiva spontaneamente, l’attivazione termica è indistinguibile dalla fotoattivazione.</text:p>
      <text:p text:style-name="P116">Date queste proprietà statistiche <text:span text:style-name="T28">si può trattare il tasso di attivazione termica come una debole fonte luminosa</text:span>. Inserendo questa luce teorica nel modello della legge di Weber (“dark light”) si ottiene un modello che descrive bene il comportamento reale del paziente anche a livelli molto bassi di illuminazione.</text:p>
      <text:p text:style-name="P116">Per intensità molto alte la curva sale tendendo ad infinito, i bastoncelli a questo livello sono saturi e non possono rispondere a stimoli ulteriormente più forti.</text:p>
      <text:p text:style-name="P116"/>
      <text:p text:style-name="P117">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117"/>
      <text:p text:style-name="P117">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117"/>
      <text:p text:style-name="P49">Ruolo dell’epitelio pigmentato</text:p>
      <text:p text:style-name="P117">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117"/>
      <text:p text:style-name="P49">Adattamento al buio</text:p>
      <text:p text:style-name="P117">Non si tratta di una semplice inversione dell’adattamento alla luce (cambiare il livello di calcio). </text:p>
      <text:p text:style-name="P117">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117">Quando veniamo da un ambiente ad alta intensità luminosa abbiamo una retina parzialmente “bleached”, le rodopsine “bleac<text:span text:style-name="T61">h</text:span>ed” devono essere rigenerate prima che sia possibile adattarsi a nuovi livelli luminosi.</text:p>
      <text:p text:style-name="P118">Es. domanda d’esame: se ho il 90% delle rodopsine “bleach<text:span text:style-name="T61">ed</text:span>” di quanto aumenta la soglia? 10 volte perché ho solo il 10% di rodopsine capaci di rispondere allo stimolo <text:soft-page-break/>luminoso. <text:span text:style-name="T61">In realtà non è così, da esperimenti si è visto che in realtà il fattore è molto più grande.</text:span></text:p>
      <text:p text:style-name="P118"/>
      <text:p text:style-name="P119">L’adattamento al buio dei coni dura pochi minuti, quello dei bastoncelli dura anche mezz’ora. </text:p>
      <text:p text:style-name="P50">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51"><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124">Perchè l’adattamento dei coni è molto più rapido? Perchè le conopsine possono essere rigenerate da un meccanismo parallelo grazie alle cellule di Muller.</text:p>
      <text:p text:style-name="P124"/>
      <text:p text:style-name="P121">L’adattamento alla luce coinvolge anche le vie nervose superiori alla retina (vale per tutte le vie sensoriali). </text:p>
      <text:p text:style-name="P204"/>
      <text:p text:style-name="P35">La Retina</text:p>
      <text:p text:style-name="P120">Lo strato più esterno è l’epitelio pigmentato.</text:p>
      <text:p text:style-name="P120">Più internamente si trova lo strato dei segmenti esterni.</text:p>
      <text:p text:style-name="P120">Poi si ha lo strato nucleare esterno che contiene i segmenti interni dei fotorecettori.</text:p>
      <text:p text:style-name="P120">Strato plessiforme esterno: sinapsi.</text:p>
      <text:p text:style-name="P120">Strato nucleare interno: Corpi delle cellule bipolari ed amacrine.</text:p>
      <text:p text:style-name="P120">Strato plessiforme interno: sinapsi tra bipolari, amacrine e gangliari.</text:p>
      <text:p text:style-name="P120">Cellule gangliari.</text:p>
      <text:p text:style-name="P120"/>
      <text:p text:style-name="P120">Lo strato plessiforme interno è molto spesso a causa della presenza di complessi circuiti neuronali preposti all’elaborazione dei segnali visivi.</text:p>
      <text:p text:style-name="P120"/>
      <text:p text:style-name="P122">Citotipi presenti:</text:p>
      <text:list text:style-name="L6">
        <text:list-item>
          <text:p text:style-name="P220">Fotorecettori (4 <text:span text:style-name="T62">tipi</text:span>)</text:p>
        </text:list-item>
        <text:list-item>
          <text:p text:style-name="P220">Bipolari (&gt;10)</text:p>
        </text:list-item>
        <text:list-item>
          <text:p text:style-name="P220">Orizzontali (2-3)</text:p>
        </text:list-item>
        <text:list-item>
          <text:p text:style-name="P220">Amacrine (&gt;30)</text:p>
        </text:list-item>
        <text:list-item>
          <text:p text:style-name="P220">Gangliari (&gt;15)</text:p>
        </text:list-item>
      </text:list>
      <text:p text:style-name="P122">Le cellule amacrine non hanno assone.</text:p>
      <text:p text:style-name="P122"/>
      <text:p text:style-name="P205">Campi ON e campi OFF</text:p>
      <text:p text:style-name="P52">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125"/>
      <text:p text:style-name="P52"><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126"/>
      <text:p text:style-name="P53"><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27">Se invece il centro del campo recettivo viene sitmolato di meno la cellula bipolare si iperpolarizza e la cellula gangliare si silenzia (temporaneamente).</text:p>
      <text:p text:style-name="P127"><text:soft-page-break/>La via centro ON ha la caratteristica porta le gangliari centro ON a segnalare l’aumento di stimolo del proprio centro tramite aumento della frequenza di scarica.</text:p>
      <text:p text:style-name="P127">Nella retina sono disposti due circuiti paralleli nella via dei coni.</text:p>
      <text:p text:style-name="P127">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27"/>
      <text:p text:style-name="P128">Le differenze nei tempi di risposta dei recettori metabotropici o ionotropici sono troppo piccole rispetto alle scale temporali della visione per essere rilevanti.</text:p>
      <text:p text:style-name="P128"/>
      <text:p text:style-name="P129">Nelle cellule gangliari non si hanno differenze costitutive tra centi ON e OFF, le niche differenze (funzionali) stanno solo nelle cellule gangliari con cui sinaptano. La distinzione avviene durante lo sviluppo embrionale.</text:p>
      <text:p text:style-name="P129"/>
      <text:p text:style-name="P128">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28"/>
      <text:p text:style-name="P54">E la periferia?</text:p>
      <text:p text:style-name="P54"><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55"><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30"/>
      <text:p text:style-name="P131">Se la luce aumenta nella periferia di un cono (ma non nel suo centro) i coni nella periferia si iperpolarizzano mentre il cono preso in esame, grazie alle cellule orizzontali, si depolarizza.</text:p>
      <text:p text:style-name="P131"/>
      <text:p text:style-name="P132">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33"><text:soft-page-break/>Non è possibile che in caso di stimoli diffusi la stimolazione della periferia annulli lo stimolo nel centro? No perché c’è uno sfasamento temporale e la stimolazione della periferia produce un effetto più debole rispetto al centro.</text:p>
      <text:p text:style-name="P134">Prendendo per riferimento il campo recettivo di una cellula gangliare ON:</text:p>
      <text:p text:style-name="P56"><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35"/>
      <text:p text:style-name="P134">Tutti i discorsi fatti prima sono ovviamente una semplificazione perché un tasso di convergenza (anche se piccolo) c’è.</text:p>
      <text:p text:style-name="P134"/>
      <text:p text:style-name="P123">L’utilità del sistema organizzato in questo modo è dare risalto ai bordi degli oggetti, i campi ON rispondono al passaggio di un bordo da scuro a chiaro, i campi OFF viceversa.</text:p>
      <text:p text:style-name="P123"/>
      <text:p text:style-name="P57">E le vie dei bastoncelli?</text:p>
      <text:p text:style-name="P123">Prendono almeno due vie:</text:p>
      <text:p text:style-name="P57">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123">Le due unità logaritmiche di differenza nella sensibilità del sistema dei bastoncelli derivano dalla estrema convergenza della loro via di trasmissione.</text:p>
      <text:p text:style-name="P136">La saturazione dei bastoncelli di giorno non perturba la trasmissione del segnale dei coni grazie all’adattamento delle sinapsi.</text:p>
      <text:p text:style-name="P136"/>
      <text:p text:style-name="P58">Via secondaria: <text:span text:style-name="T1">I bastoncelli comunicano con i coni tramite gap junctions, da lì si procede con le vie ON e OFF come già descritto.</text:span></text:p>
      <text:p text:style-name="P137"/>
      <text:p text:style-name="P58"><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39"/>
      <text:p text:style-name="P139">In condizioni di luce debole ma già sufficienti per usare la visione dei coni (ad esempio con cielo annnuvolato) la percezioni dei colori risulta meno vivida, e la luce sembra avere tonalità più fredde (bluastre), una teoria sul perché questo <text:soft-page-break/>accada è che in queste condizioni i bastoncelli sono attivi così come sono attive le gap junctions che li collegano ai coni (via secondaria) e lo spettro di sensibilità dei bastoncelli è più spostato verso il blu/verde.</text:p>
      <text:p text:style-name="P137"/>
      <text:p text:style-name="P138">Dalle sinapsi dei coni partono prolungamenti molto sottili che contattano con le sferule dei bastoncelli vicini tramite gap junctions.</text:p>
      <text:p text:style-name="P59"><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37"/>
      <text:p text:style-name="P36">Ottica Visiva</text:p>
      <text:p text:style-name="P140">L’immagine proiettata sulla retina risulta invertita ma non è un problema perché bassta invertire le connessione neuronali.</text:p>
      <text:p text:style-name="P140">Il modello ottico ideale è la proiezione attraverso un foro stenopeico, però la luce raccolta in questo modo è pochissima, per avere abbastanza luce da ottenere una proiezione capace di essere trasdotta dai recettori si usano le lenti.</text:p>
      <text:p text:style-name="P60">Indice di rifrazione <text:span text:style-name="T63">(IOR)</text:span>: <text:span text:style-name="T1">parametro che indica la densità di un materiale dal punto di vista ottico. </text:span><text:span text:style-name="T17">L’indice di rifrazione più basso è quello del vuoto, a cui assegnamo il valore di 1.00.</text:span></text:p>
      <text:p text:style-name="P147">L’indice di rifrazione indica il rapporto tra la velocità della luce nel vuoto e la velocità della luce nel materiale in esame.</text:p>
      <text:p text:style-name="P147">Nelle sostanze utilizzate nei sistemi ottici troviamo:</text:p>
      <text:list text:style-name="L7">
        <text:list-item>
          <text:p text:style-name="P221">Aria: circa 1, leggermente superiore.</text:p>
        </text:list-item>
        <text:list-item>
          <text:p text:style-name="P221">Acqua: 1.33</text:p>
        </text:list-item>
        <text:list-item>
          <text:p text:style-name="P221">Vetro ottico: tra 1.5 e 1.7</text:p>
        </text:list-item>
        <text:list-item>
          <text:p text:style-name="P221">Diamante: 2.47</text:p>
        </text:list-item>
      </text:list>
      <text:p text:style-name="P61"><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62"><text:span text:style-name="T18">Q</text:span><text:span text:style-name="T1">uando la luce passa da un mezzo di trasmissione ad un altro con IOR diverso cambia traiettoria.</text:span></text:p>
      <text:p text:style-name="P62">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48"/>
      <text:p text:style-name="P141">Effetto pratico: guardando attraverso un pannello di vetro in diagonale la visione risulta traslata. </text:p>
      <text:p text:style-name="P141">Oltre al cambiamento di direzione si ha anche l’assorbimento dipendente dalla lunghezza d’onda.</text:p>
      <text:p text:style-name="P63">Le lenti:</text:p>
      <text:p text:style-name="P141"><text:span text:style-name="T28">Lente convergente </text:span><text:span text:style-name="T30">(biconvessa)</text:span><text:span text:style-name="T28">:</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0">Distanza focale:</text:span><text:span text:style-name="T64"> Distanza tra il centro della lente ed il </text:span><text:span text:style-name="T30">fuoco</text:span><text:span text:style-name="T64">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41"/>
      <text:p text:style-name="P64">1 Diottria:<text:span text:style-name="T1"> 1 / lunghezza focale della lente in metri.</text:span></text:p>
      <text:p text:style-name="P142"/>
      <text:p text:style-name="P64">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42"/>
      <text:p text:style-name="P142">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42"/>
      <text:p text:style-name="P206">Elementi ottici dell’occhio</text:p>
      <text:p text:style-name="P142">Tutti i tessuti biologici hanno IOR uguale o maggiore di quello dell’acqua (1.33) perché l’acqua è il solvente a cui si aggiungono più o meno soluti.</text:p>
      <text:p text:style-name="P142"/>
      <text:p text:style-name="P142">Cornea: 1.38</text:p>
      <text:p text:style-name="P142">Cristallino: 1.41</text:p>
      <text:p text:style-name="P142">Umor vitreo: 1.34</text:p>
      <text:p text:style-name="P142"/>
      <text:p text:style-name="P142">Dall’esterno la prima cosa che si incontra è una superficie convessa (<text:span text:style-name="T28">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43">Il <text:span text:style-name="T28">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text:soft-page-break/>diminuizione della capacità di accomodazione del cristallino prende il nome di <text:span text:style-name="T28">presbiopia</text:span>.</text:p>
      <text:p text:style-name="P143"/>
      <text:p text:style-name="P144">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44"/>
      <text:p text:style-name="P145">Per adattarsi alla distanza variabile degli oggetti che vogliamo osservare non possiamo cambiare la distanza della retina dal cristallino, doobbiamo quindi cambiare il potere diottrico della lente <text:span text:style-name="T65">(cristallino)</text:span>.</text:p>
      <text:p text:style-name="P146">Un occhio capace di mettere a fuoco gli oggetti del mondo esterno <text:s/>da distanza infinita fino a 10-15 cm si dice <text:span text:style-name="T28">emmetrope</text:span>.</text:p>
      <text:p text:style-name="P146"/>
      <text:p text:style-name="P65">Difetti rifrattivi dell’occhio</text:p>
      <text:p text:style-name="P65">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49">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50">Gli occhiali di un miope però non hanno due facce concave, perché? Perchè sono la fusione di una lente convergente con una lente divergente a potere diottrico assoluto maggiore in modo da ottenere una lente divergente con una faccia convessa.</text:p>
      <text:p text:style-name="P150"/>
      <text:p text:style-name="P66">Ipermetropia: <text:span text:style-name="T1">caso opposto, il bulbo oculare si accorcia. Difetti nella messa a fuoco di oggetti vicini, si corregge con lenti convergenti. </text:span><text:span text:style-name="T21">A differenza del miope si aggrava con l’età.</text:span></text:p>
      <text:p text:style-name="P157"/>
      <text:p text:style-name="P67">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58">Oltre al fastidio la miopia è un fattore di rischio per cataratta, glaucoma e distacco retinico.</text:p>
      <text:p text:style-name="P68"><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text:span><text:soft-page-break/><text:span text:style-name="T22">reversibile, l’adattamento avviene anche se viene sezionato il nervo ottico, avviene quindi completamente all’interno del bulbo oculare. </text:span></text:p>
      <text:p text:style-name="P159">Lo spostamento della retina avviene in maniera diversa tra la fovea e la retina periferica. </text:p>
      <text:p text:style-name="P69"><text:span text:style-name="T22">È </text:span><text:span text:style-name="T1">stato approvato l’uso di lenti a contatto varifocali (con potere diottrico diverso tra centro e periferia) ai primi segni di miopia nel bambino per prevenire ulteriori degenerazioni.</text:span></text:p>
      <text:p text:style-name="P151">Studiare con le luci accese aiuta perché porta al restringimento della pupilla e ciò aumenta la profondità di campo quindi aiuta la messa a fuoco.</text:p>
      <text:p text:style-name="P151"/>
      <text:p text:style-name="P69">Assorbimento degli UV</text:p>
      <text:p text:style-name="P151">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66">Anche nell’ambito del visibile il cristallino ha un assorbimento maggiore nelle lunghezze d’onda più alte (blu), quindi il cristallino appare giallastro. </text:span><text:span text:style-name="T67">Una piccola quota di raggi UV raggiunge comunque la retina e può causare danni retinici.</text:span></text:p>
      <text:p text:style-name="P37">Il Sistema Somatosensoriale</text:p>
      <text:p text:style-name="P160">Si divide in 3 categorie:</text:p>
      <text:list text:style-name="L8">
        <text:list-item>
          <text:p text:style-name="P222">Esterocezione.</text:p>
          <text:list>
            <text:list-item>
              <text:p text:style-name="P222">Tatto.</text:p>
            </text:list-item>
            <text:list-item>
              <text:p text:style-name="P222">Termocezione.</text:p>
            </text:list-item>
            <text:list-item>
              <text:p text:style-name="P222">Dolore.</text:p>
              <text:list>
                <text:list-item>
                  <text:p text:style-name="P222">Cangionocicezione.</text:p>
                </text:list-item>
                <text:list-item>
                  <text:p text:style-name="P222">Termonocicezione.</text:p>
                </text:list-item>
                <text:list-item>
                  <text:p text:style-name="P222">Chemonocicezione</text:p>
                </text:list-item>
              </text:list>
            </text:list-item>
          </text:list>
        </text:list-item>
        <text:list-item>
          <text:p text:style-name="P222">Propriocezione.</text:p>
          <text:list>
            <text:list-item>
              <text:p text:style-name="P222">Misura della lunghezza muscolare e sua variazione.</text:p>
            </text:list-item>
            <text:list-item>
              <text:p text:style-name="P222">Tensione muscolare.</text:p>
            </text:list-item>
            <text:list-item>
              <text:p text:style-name="P222">Stiramento cutaneo.</text:p>
            </text:list-item>
          </text:list>
        </text:list-item>
        <text:list-item>
          <text:p text:style-name="P222">Introcezione: Sensazioni coscienti e non che provengono dagli organi interni: dolore, destensione, parametri chimico-fisici.</text:p>
        </text:list-item>
      </text:list>
      <text:p text:style-name="P161">I neuroni sensitivi primari sono neuroni pseudounipolari a T altamente mielinizzati, che presentano quindi alta velocità di conduzione.</text:p>
      <text:p text:style-name="P70">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71"><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62">Tipi di fibre:</text:p>
      <text:list text:style-name="L9">
        <text:list-item>
          <text:p text:style-name="P223">A-alfa: Afferenze dal muscolo (fusi e organi tendinei).</text:p>
        </text:list-item>
        <text:list-item>
          <text:p text:style-name="P223">A-beta: Sensazione tattile, pressoria e vibratoria.</text:p>
        </text:list-item>
        <text:list-item>
          <text:p text:style-name="P223">A-gamma: Fibre dei motoneuroni gamma.</text:p>
        </text:list-item>
        <text:list-item>
          <text:p text:style-name="P223">A-delta: afferenze termiche e nocicettive, sensazione di dolore acuto.</text:p>
        </text:list-item>
        <text:list-item>
          <text:p text:style-name="P223">B: Fibre pregangliari del sistema simatico.</text:p>
        </text:list-item>
        <text:list-item>
          <text:p text:style-name="P213"><text:span text:style-name="T1">C: Fibre nocicettive (dolore continuo e bruciante) e fibre postgangliari del simpatico. </text:span><text:span text:style-name="T24">Del loro ruolo nella percezione tattile si sa molto poco.</text:span></text:p>
        </text:list-item>
      </text:list>
      <text:p text:style-name="P72"><text:span text:style-name="T24">U</text:span><text:span text:style-name="T1">n altro modo di classificare le fibre è la classificazione morfologica per diametro (che si indica con i numeri romani).</text:span></text:p>
      <text:p text:style-name="P73">Coefficiente di Hursch:<text:span text:style-name="T1"> Parametro empirico, per le fibre mieliniche la velocità di conduzione in m/s è pari al diametro in micron per un fattore pari a circa 5-6. Per le fibre amieliniche il fattore è circa 1.5-2.</text:span></text:p>
      <text:p text:style-name="P163"/>
      <text:p text:style-name="P208">Trasduzione della deformazione meccanica:</text:p>
      <text:p text:style-name="P152">La trasduzione è mediata da canali ionici attivati dallo stiramento della membrana, sono detti canali <text:span text:style-name="T28">piezo</text:span> e sono permeabili a sodio e calcio. Hanno un ruolo <text:soft-page-break/>fondamentale nella percezione tattile e propriocettiva. <text:span text:style-name="T68">Sono presenti nei neuroni sensitivi primari, nelle cellule di Merkel e perfino nei cheratinociti.</text:span></text:p>
      <text:p text:style-name="P153">Esistono anche canali TREK e TRAAK, permeabili al potassio, attenuano il potenziale recettoriale. Si sospetta la capacità da parte del sistema nervoso di modulare l’attività di questi canali.</text:p>
      <text:p text:style-name="P153">Agendo direttamente sui canali non si ha l’amplificazione dei canali come si ha ad esempio nei fotorecettori ma si ha una risposta molto più rapida, <text:span text:style-name="T69">si mantine la sensibilità fino a circa 500 Hz.</text:span></text:p>
      <text:p text:style-name="P153"/>
      <text:p text:style-name="P74">Recettori della cute glabra.</text:p>
      <text:p text:style-name="P154">Si riconoscono 4 tipi di recettori:</text:p>
      <text:list text:style-name="L10">
        <text:list-item>
          <text:p text:style-name="P224"><text:span text:style-name="T28">Cellule di Merkel:</text:span> innervati da neuroni SA1 (il numero indica la profondità), a lento adattamento, danno informazioni sugli spigoli degli oggetti. Al confine tra derma ed epidermide.</text:p>
        </text:list-item>
        <text:list-item>
          <text:p text:style-name="P224"><text:span text:style-name="T28">Corpuscoli di Meissner:</text:span> innervati da neuroni RA1, ad adattamento rapido, Al confine tra derma ed epidermide. Perccepisce la trama degli oggetti in base alle vibrazioni prodotte dallo scorrimento.</text:p>
        </text:list-item>
        <text:list-item>
          <text:p text:style-name="P224"><text:span text:style-name="T28">Corpuscolo del Pacini:</text:span> fibre RA2 a rapido adattamento. Percezione degli urti con l’ambiente esterno.</text:p>
        </text:list-item>
        <text:list-item>
          <text:p text:style-name="P224"><text:span text:style-name="T28">Corpuscoli del Ruffini:</text:span> fibre SA2, a lento adattamento, aiutano a misurare gli angoli articolari delle falangi.</text:p>
        </text:list-item>
      </text:list>
      <text:p text:style-name="P154"/>
      <text:p text:style-name="P74">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54">Sono concentrate sui polpastrelli e sulla lingua, sono presenti anche a livello di alcuni bulbi piliferi. Sono praticamente assenti in distretti a bassa acuità spaziale (es. genitali).</text:p>
      <text:p text:style-name="P154"/>
      <text:p text:style-name="P164">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p>
      <text:p text:style-name="P165">Stimolando la cute con ChR2 con laser blu si depolarizzano le cellule di Merkel, dopo un breve lasso di tempo si osserva la comparsa di potenziali d’azione nella fibre che le innerva. Il ritardo non è dovuto alla ChR2 ma a qualche passaggio a monte.</text:p>
      <text:p text:style-name="P166">Perdimostrare che la depolarizzazione della cellula di Merkel è fondamentale nella percezione tattile è necessario un altro esperimento:</text:p>
      <text:p text:style-name="P166"><text:soft-page-break/>Co l’altra linea di topo (ArchT) si stimola la cute per indentazione e si osserva la formazione di potenziali d’azione, stimolando al contempo con luce verde si sospende la generazione dei potenziali d’azione.</text:p>
      <text:p text:style-name="P166">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p>
      <text:p text:style-name="P166"/>
      <text:p text:style-name="P75">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167"/>
      <text:p text:style-name="P76">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168">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p>
      <text:p text:style-name="P169">Il meccanismo di attenuazione inoltre mette in risalto le compressioni appena avvengono, le “novità”. </text:p>
      <text:p text:style-name="P170">La soglia percettiva assoluta dei corpuscoli di Pacini ha un minimo intorno ai 300 Hz, non tanto perché sia importante percepire la frequenza precisa dello stimolo quanto perché è importante percepire il momento esatto di inizio dello stimolo.</text:p>
      <text:p text:style-name="P170"/>
      <text:p text:style-name="P77">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56"/>
      <text:p text:style-name="P78">Acuità sensoriale:</text:p>
      <text:p text:style-name="P155">Si ha un’acuità notevole a livello dei polpastrelli, che cala enormemente nel resto del corpo, ad esempio sul dorso, la convergenza diventa molto grande ma non ci sono punti ciechi.</text:p>
      <text:p text:style-name="P155">La soglia diventa peggiore con l’età.</text:p>
      <text:p text:style-name="P171">Analisi del campo recettivo SA1, fatto con l’esperimento delle punte sul tamburo, emergono sottozone a maggiore eccitazione, si pensa che corrispondano alle cellule di Merkel.</text:p>
      <text:p text:style-name="P171"/>
      <text:p text:style-name="P79"><text:soft-page-break/>Acuità temporale del tatto</text:p>
      <text:p text:style-name="P172">La soglia percettiva vibratoria è determinata dal contributo dei corpuscoli di Meissner e di Pacini.</text:p>
      <text:p text:style-name="P172">La soglia percettiva è molto alta a frequenze molto basse (&lt;10 Hz, &gt;10 um). Quando la frequenza aumenta la curva scende rapidamente, intorno ai 200 Hz raggiunge qualche decina di nm, la dimensione delle grosse molecole, ecco perché anche gli urti più piccoli sono percepibili.</text:p>
      <text:p text:style-name="P172"/>
      <text:p text:style-name="P80">Dermatomeri:</text:p>
      <text:p text:style-name="P173">Sono le zone di cute innervate da assoni che derivano da una coppia di nervi spinali, in realtà sono parzialmente sovrapposti.</text:p>
      <text:p text:style-name="P173">Le vie che trasportano la sensazione tattile non si incrociano e non hanno neuroni intermedi nel midollo spinale. L<text:span text:style-name="T70">e</text:span> vie nocicettive e termocettive si incrociano ed hanno neuroni intermedi nel midollo. (visione semplificata, in realtà esistono vie indirette polisinaptiche anche nella percezione tattile).</text:p>
      <text:p text:style-name="P174">Una lesione unilaterale del midollo comporta difetti motori ipsilaterali, tattili ipsilaterali e termici controlaterali.</text:p>
      <text:p text:style-name="P174"/>
      <text:p text:style-name="P174">Le fibre tattili hanno un assone che va nel cordone dorale, comunica anche con circuiti neuronali in varie lamine.</text:p>
      <text:p text:style-name="P174">Le fibre <text:s/>A-delta e C nocicettive e termocettive sinaptano in lamina I e lamina IV.</text:p>
      <text:p text:style-name="P174">In lamina IV si hanno interneuroni importanti per i riflessi.</text:p>
      <text:p text:style-name="P174">Al margine tra lamina III e IV si hanno neuroni che mandano assoni nel cordone gracile e cuneato. Il cordone posteriore presenta un misto di assoni di primo e di second’ordine. Questi neuroni ricevono anche assoni da interneuroni della lamina IV che ricevono a loro volta anche assoni dal tratto cortico-spinale (discendenti da corteccia somatosensioriale e motoria). <text:span text:style-name="T28">La corteccia somato-sensoriale ha la capacità di modulare il flusso ascendente di informazioni.</text:span> <text:span text:style-name="T71">A differenza degli umani i roditori hanno fibre discendenti direttamente nel cordone posteriore.</text:span></text:p>
      <text:p text:style-name="P174"/>
      <text:p text:style-name="P175">Le vie sensoria<text:span text:style-name="T72">li ascendenti stimolano interneuroni locali inibitori che inibiscono i neuroni di proiezioni eccitatori, l’effetto complessivo è dare priorità al centro del campo ricettivo, ovvero dare risalto ai bordi degli oggetti.</text:span></text:p>
      <text:p text:style-name="P176">I nuclei delle colonne dorsal ricevono feedback sia positivo che negativo dalle aree primarie somatosensoriale e motoria: la corteccia seleziona attivamente gli aspetti del flusso informativo ascendente durante il movimento.</text:p>
      <text:p text:style-name="P176">Numericamente le proiezioni discendenti della corteccia somatosensoriale superano quelle ascendenti.</text:p>
      <text:p text:style-name="P176"/>
      <text:p text:style-name="P81">Corteccia somatosensoriale primaria:</text:p>
      <text:p text:style-name="P177">Prima zona di ingresso del flusso di informazioni, dal talamo le informazioni tattili arrivano nell’area 3b che proietta nell’area 1. Le informazioni propriocettiva arrivano dall’area 3<text:span text:style-name="T34">a, </text:span><text:span text:style-name="T39">che proietta ina area 2. Si ha integrazione delle informazioni </text:span><text:soft-page-break/><text:span text:style-name="T39">tattili e propriocettive. </text:span><text:span text:style-name="T40">Le informazioni tattili e propriocettive si proiettano anche in area S2 ed ippocampo e amigdala.</text:span></text:p>
      <text:p text:style-name="P197"/>
      <text:p text:style-name="P199">Magnificazione corticale:</text:p>
      <text:p text:style-name="P178">Nella corteccia i campi ricettivi dei neuroni diventano sempre più grandi.</text:p>
      <text:p text:style-name="P178"/>
      <text:p text:style-name="P82">Segregazione colonnare della rappresentazione somatotipica:</text:p>
      <text:p text:style-name="P178">Es. le vibrisse (“baffi”) del topo sono uguali per numero e disposizione in ogni individuo, corrispondono ognuna ad una certa zona di corteccia detta “barile”, sono un importante organo di senso per il topo, specialmente al buio.</text:p>
      <text:p text:style-name="P178"/>
      <text:p text:style-name="P179">L’aumento delle dimensioni dei campi ricettivi comporta la combinazione di informazioni sempre più complessi, ne deriva un livello di astrazione crescente.</text:p>
      <text:p text:style-name="P179">Es.</text:p>
      <text:p text:style-name="P179">Aree 3<text:span text:style-name="T34">a e 3b: campi recettivi che interessano un singolo polpastrello, l’area 1 integra le informazioni da più polpastrelli di una mano, l’area 2 da tutte le dita di una mano. L’area 5 riceve informazioni dalle dita di entrambe le mani.</text:span></text:p>
      <text:p text:style-name="P179"/>
      <text:p text:style-name="P83">Analisi dei campi ricettivi:</text:p>
      <text:p text:style-name="P180">Si piazza un elettrodo in corteccia che è conduttivo solo in punta, si registra così il potenziale di pochi neuroni soltanto, si misurano i potenziali eccitatori ed inibitori <text:span text:style-name="T73">in risposta a stimoli tattili</text:span>. <text:span text:style-name="T73">Si sono identificate 3 tipologie di neuroni:</text:span></text:p>
      <text:list text:style-name="L11">
        <text:list-item>
          <text:p text:style-name="P225">Neuroni solo eccitatori: lo stimolo dura pochissimno.</text:p>
        </text:list-item>
        <text:list-item>
          <text:p text:style-name="P226">Neuroni ad inibizione sostitutiva: all’inizio eccitano e subito dopo inibiscono.</text:p>
        </text:list-item>
        <text:list-item>
          <text:p text:style-name="P226">Neuroni ad inibizione laterale e sostitutiva: provoca eccitazione centrale ed inibizione laterale, l’eccitazione centrale dopo poco si trasforma in inibizione sostititutiva.</text:p>
        </text:list-item>
      </text:list>
      <text:p text:style-name="P181">L’obiettivo dell’inibizione sostitutiva è il dare risalto alle novità, ovvero alle variazioni nel tempo dello stimolo. </text:p>
      <text:p text:style-name="P181">L’obiettivo dell’inibizione laterale è accentuare il contrasto spaziale.</text:p>
      <text:p text:style-name="P181"/>
      <text:p text:style-name="P84">Dsicriminazione direzionale:</text:p>
      <text:p text:style-name="P182">Molti neuroni dell’area 1 sono sensibili alla direzione: reagiscono eccitandosi quando lo stimolo passa in una direzione e quando passa nella direzione ortogonale addirittura possono inibirsi.</text:p>
      <text:p text:style-name="P207">Senso del dolore</text:p>
      <text:p text:style-name="P182">Varie fibre trasportano l’informazione dolorifica, a seconda della scala temporale. Iniziano le fibre A-delta e poi subentrano le fibre C.</text:p>
      <text:p text:style-name="P182"/>
      <text:p text:style-name="P182">Le fibre che rilevano nocicezione e termocezione sono terminazioni libere, sono presenti dappertutto tranne che nel sistema nervoso. </text:p>
      <text:p text:style-name="P183">Gli stimoli capaci di causare dolore sono meccanici, termici o chimici. La specificità non è alta.</text:p>
      <text:p text:style-name="P183">Le fibre Ad di tipo I hanno soglia minore per gli stress meccanici e chimici.</text:p>
      <text:p text:style-name="P183">Le fibre Ad di tipo II hanno soglia minore per dolore indotto da temperature alte o fredde.</text:p>
      <text:p text:style-name="P183">Le fibre C polimodali rispondono ad insulti meccanici, termici e chimici, le soglie relative variano da fibra a fibra senza uniformità nella stessa classe.</text:p>
      <text:p text:style-name="P183">Le fibre C p<text:span text:style-name="T74">r</text:span>urinergiche sono attivate da molecole esogene irritanti.</text:p>
      <text:p text:style-name="P183">Fibre C silenti: si attivano solo nel processo infiammatorio.</text:p>
      <text:p text:style-name="P183"/>
      <text:p text:style-name="P184">Le fibre C termocettive mediano sensazioni di caldo o fresco non dolorosi.</text:p>
      <text:p text:style-name="P184"/>
      <text:p text:style-name="P85">Termocezione e termonocicezione mediata da canali TRP:</text:p>
      <text:p text:style-name="P185">Canali identificati per la prima volta nei fotorecettori di Drosophila, formati da 4 subunità aggreagate a formare un poro permeabile a sodio e calcio. Molte isoforme di TRP si attivano con stimoli meccanici, termici o chimici. Alcune isoforme sono espresse nei cheratinociti ma non nei neuroni.</text:p>
      <text:p text:style-name="P185">Le isoforme termosensibili hanno Q10 (fattore di cui varia la permeabilità con una differenza di 10°C) molto alto, superiore a 5, a volte oltre 100.</text:p>
      <text:p text:style-name="P186">La percezione termica è molto poco compresa, nei topi knockout per una tipologia di canale non si ha perdita di percezione alla temperatura del canale stesso. <text:span text:style-name="T75">Una teoria è che l’assenza della proteina nello sviluppo inneschi meccanismi di compensazione, ad esempio espressione di un’altra proteina che fa le veci di quella persa.</text:span></text:p>
      <text:p text:style-name="P186"/>
      <text:p text:style-name="P86">I canali TRP conferiscono multimodalità ai neuroni sensoriali: <text:span text:style-name="T1">Essendo attivati da stimoli di natura diversa rendono i neuroni che li esprimono responsivi a stimoli di diversa natura.</text:span></text:p>
      <text:p text:style-name="P187">Il TRPV1 lega anche capsaicina, etanolo, pH acido, temperatura &gt;43°C.</text:p>
      <text:p text:style-name="P187">TRPM8 è attivato da menta piperita.</text:p>
      <text:p text:style-name="P188">Gli ASIC3 sono coinvolti nel dolore cardiaco da danno ischemico.</text:p>
      <text:p text:style-name="P87"><text:span text:style-name="T1"/></text:p>
      <text:p text:style-name="P87">Iperalgesia:<text:span text:style-name="T1"> Aumento del dolore percepito dal paziente in risposta a stimoli che normalmente causano già stimolo doloroso.</text:span></text:p>
      <text:p text:style-name="P87">Allodinia:<text:span text:style-name="T1"> Percezione di dolore in risposta a stimoli che normalmente non sono dolorosi.</text:span></text:p>
      <text:p text:style-name="P88">Modulazione del dolore da parte di neuropeptidi endogeni ed esogeni</text:p>
      <text:p text:style-name="P189">Nel SNC sono presenti recettori per neuropeptidi detti <text:span text:style-name="T28">oppioidi endogeni</text:span> data la loro affinità agli oppiacei estratti dalle piante (es. Papaver somniferum). Ciascun tipo esiste in varie isoforme, morfina e codeina si legano al recettore mu, il <text:span text:style-name="T28">naloxone</text:span> funge da inibitore competitivo legandosi allo stesso recettore. </text:p>
      <text:p text:style-name="P190">I recettori mu sono presenti nelle corna posteriori del midollo e nella sostanza grigia periacqueduttale ed a livello aricolare (via utilizzata in sede post-operatoria).</text:p>
      <text:p text:style-name="P190"/>
      <text:p text:style-name="P89">Effetto placebo e neuropeptidi oppioidi</text:p>
      <text:p text:style-name="P190">Esperimento: è stato fatto un test somministrando a due gruppi pillole fatte solo da eccipienti ma dicendo ad un gruppo che potrebbero riscontrare effetti eccitanti ed all’altro sedativi. I pazienti tendono a mostrare davvero i sintomi dei quali sono stati avvertiti ma a volte riferiscono anche altri sintomi. Somministrando naloxone l’effetto placebo è bloccato o attenuato, suggerendo che i recettori mu siano coinvolti nel meccanismo dell’effetto placebo.</text:p>
      <text:p text:style-name="P89"><text:span text:style-name="T1"/></text:p>
      <text:p text:style-name="P90">Modulazione spinale discendente del dolore</text:p>
      <text:p text:style-name="P191">Serotonina e noradrenalina prodotte dai nuclei del rafe e locus ceruleus:</text:p>
      <text:list text:style-name="L12">
        <text:list-item>
          <text:p text:style-name="P227">Agiscono su interneuroni locali che rilasciano encefaline (minore ingresso di calcio e ridotta efficacia sinaptica oltre ad aprire canali per potassio sui dendriti riducendo l’eccitabilità).</text:p>
        </text:list-item>
        <text:list-item>
          <text:p text:style-name="P227">Inibizione diretta dei neuroni di proiezione.</text:p>
        </text:list-item>
      </text:list>
      <text:p text:style-name="P191"/>
      <text:p text:style-name="P38">Controllo Motorio</text:p>
      <text:p text:style-name="P91">La muscolatura scheletrica</text:p>
      <text:p text:style-name="P192">Circa 640, agiscono tutti sullo scheletro tranne i muscoli mimici.</text:p>
      <text:p text:style-name="P192">L’attivazione si divide classicamente in 3 livelli gerarchici (comparse probabilmente in ordine cronologico durante l’evoluzione del sistema nervoso):</text:p>
      <text:list text:style-name="L13">
        <text:list-item>
          <text:p text:style-name="P214">Contrazioni evocate da riflessi posturali<text:span text:style-name="T1">: ad esempio risposta a variazioni provenienti dall’esterno o risposte di allontanamento da minacce.</text:span></text:p>
        </text:list-item>
        <text:list-item>
          <text:p text:style-name="P214">Attività ritmiche e stereotipate:<text:span text:style-name="T1"> locomozione (es. deambulazione, strisciamento, volo, respirazione).</text:span></text:p>
        </text:list-item>
        <text:list-item>
          <text:p text:style-name="P214">Movimenti complessi non stereotipati:<text:span text:style-name="T1"> manipolazione di oggetti, fonazione, suonare strumenti musicali, ecc… Spesso associati alla volontarietà ma non è detto, ad esempio mimica facciale.</text:span></text:p>
        </text:list-item>
      </text:list>
      <text:p text:style-name="P91"><text:span text:style-name="T1"/></text:p>
      <text:p text:style-name="P192">Gli effettori finali sono ovviamente i muscoli striati, che sono controllati da motoneuroni i quali a loro volta sono controllati da interneuroni di vari livelli e da neuroni nel tronco encefalico e altre zone.</text:p>
      <text:p text:style-name="P194">I nuclei della base e del cervelletto servono all’apprendimento motorio.</text:p>
      <text:p text:style-name="P92"><text:span text:style-name="T1"/></text:p>
      <text:p text:style-name="P194">Si svolgono contemporaneamente due componenti:</text:p>
      <text:list text:style-name="L14">
        <text:list-item>
          <text:p text:style-name="P215">Programmazione<text:span text:style-name="T1"> </text:span>aticipatoria<text:span text:style-name="T1">: Prevede i movimenti da fare in modo da eseguirli in modo più veloce e fluido quando è necessario.</text:span></text:p>
        </text:list-item>
        <text:list-item>
          <text:p text:style-name="P215">Correttiva<text:span text:style-name="T1">: Corregge la sequenza motoria in base alla risposta dell’ambiente esterno e del corpo diverse da quanto previsto.</text:span></text:p>
        </text:list-item>
      </text:list>
      <text:p text:style-name="P92"><text:span text:style-name="T1"/></text:p>
      <text:p text:style-name="P93">Come agiscono i muscoli sullo scheletro?</text:p>
      <text:p text:style-name="P193">Il sistema nervoso deve saperlo per programmare l’attivazione muscolare in modo da ottenere i movimenti voluti.</text:p>
      <text:p text:style-name="P193">Es. <text:span text:style-name="T28">articolazione del gomito:</text:span></text:p>
      <text:p text:style-name="P193">Si può considerare il <text:span text:style-name="T28">fulcro</text:span> come il centro della troclea dell’omero e <text:span text:style-name="T28">braccio di leva</text:span> come la distanza più breve tra il fulcro ed il punto di applicazione delle forze. (Dobbiamo considerare anche il muscolo antagonista che si oppone al movimento ed il peso degli arti, considerato come applicato al centro di massa o baricentro).</text:p>
      <text:p text:style-name="P209"><text:a xlink:type="simple" xlink:href="https://it.wikipedia.org/wiki/Leva_(fisica)" text:style-name="Internet_20_link" text:visited-style-name="Visited_20_Internet_20_Link"><text:span text:style-name="T47">https://it.wikipedia.org/wiki/Leva_(fisica)</text:span></text:a></text:p>
      <text:p text:style-name="P210"><text:span text:style-name="T45">I bracci di leva fisiologici sono molto piccoli perhè i muscoli tendono ad inserirsi viciono al fulcrio mentre i carichi si applicano in punti più distanti. Il vantaggio di questa disposizione è che una piccola variazione di lunghezza del muscolo genere un grande spostamento dell’estremità dell’arto. </text:span><text:span text:style-name="T48">Lo svantaggio è che i muscoli in quella piccola variazione di lunghezza devono applicare una forza enorme.</text:span></text:p>
      <text:p text:style-name="P193">Un momento meccanico diverso da zero produce un’accelerazione (positiva o negativa) nella rotazione della leva. Se il momento meccanico netto è nullo si ha movimento avviene a velocità costante (può anche essere 0 se l’articolazione è ferma).</text:p>
      <text:p text:style-name="P211"><text:soft-page-break/><text:span text:style-name="T45">Nel controllo motorio vengono integrate informazioni provenienti da molte sfere sensoriali diverse:</text:span></text:p>
      <text:list text:style-name="L15">
        <text:list-item>
          <text:p text:style-name="P237"><text:span text:style-name="T45">Percezioni di tipo </text:span><text:span text:style-name="T42">estrinseco:</text:span><text:span text:style-name="T45"> Sulla localizzazione degli oggetti rispetto al corpo (vista, udito, somatosensoriale).</text:span></text:p>
        </text:list-item>
        <text:list-item>
          <text:p text:style-name="P238"><text:span text:style-name="T50">Intrinseche di tipo cinematico: </text:span><text:span text:style-name="T45">Valore, velocità e variazione degli angoli articolari. Fusi neuromuscolari e recettori tattili di stiramento.</text:span></text:p>
        </text:list-item>
        <text:list-item>
          <text:p text:style-name="P238"><text:span text:style-name="T50">Intrinseche di tipo dinamico </text:span><text:span text:style-name="T45">relative alle forze generate dai muscoli, percepite da organi tendinei del Golgi e recettori cutanei dello schiacciamento.</text:span></text:p>
        </text:list-item>
      </text:list>
      <text:p text:style-name="P13"><text:span text:style-name="T45"/></text:p>
      <text:p text:style-name="P216">Come fa il cervello a decidere come comandare i muscoli per ottenere i movimenti desiderati?</text:p>
      <text:list text:style-name="L16">
        <text:list-item>
          <text:p text:style-name="P228">Coscienza della traiettoria prescelta.</text:p>
        </text:list-item>
        <text:list-item>
          <text:p text:style-name="P252"><text:span text:style-name="T42">Trasformazione cinematica inversa:</text:span><text:span text:style-name="T50"> Determinare l’insieme di angoli articolari e la loro variazione per ottenere la traiettoria desiderata.</text:span></text:p>
        </text:list-item>
        <text:list-item>
          <text:p text:style-name="P252"><text:span text:style-name="T42">Trasformazione dinamica inversa: </text:span><text:span text:style-name="T50">Determinare le forze da applicare tramite i muscoli per ottenere le variazioni prescelte negli angoli articolari.</text:span></text:p>
        </text:list-item>
      </text:list>
      <text:p text:style-name="P229">Come fa tutto questo ad avvenire nei brevi tempi di risposta a cui siamo abituati?</text:p>
      <text:p text:style-name="P229">Nel sistema nervoso sono presenti schemi già memorizzati per una grandissima varietà di movimenti, e questo database sta nel cervelletto.</text:p>
      <text:p text:style-name="P230">Questi circuiti neuronali si sono sviluppati con i primi utilizzi di utensili, per il controllo nervoso un utensile fa parte del sistema muscolo-scheletrico.</text:p>
      <text:p text:style-name="P33"><text:span text:style-name="T50">Ciascuna trasformazione inversa non ha una soluzione unica (esistono molti modi per ottenere lo stesso movimento) ciascuna è quindi modulabile sia nel breve che nel lungo periodo inn un processo di trial and error, </text:span><text:span text:style-name="T42">apprendimento motorio.</text:span></text:p>
      <text:p text:style-name="P33"><text:span text:style-name="T45"/></text:p>
      <text:p text:style-name="P231">Durante l’esecuzione del movimento il cervello esegue una previsione della progressione del movimento:</text:p>
      <text:list text:style-name="L17">
        <text:list-item>
          <text:p text:style-name="P239"><text:span text:style-name="T50">Trasformazione dinamica diretta:</text:span><text:span text:style-name="T45"> prevede gli angoli articolari prodotti dalla combinazione dei comandi motori.</text:span></text:p>
        </text:list-item>
        <text:list-item>
          <text:p text:style-name="P239"><text:span text:style-name="T50">Trasformazione cinematica diretta:</text:span><text:span text:style-name="T45"> prevede la traiettoria del corpo nello spazio e nel tempo.</text:span></text:p>
        </text:list-item>
      </text:list>
      <text:p text:style-name="P231">Si calcola così l’effetto finale sul mondo esterno. Questo effetto previsto viene confrontato con le informazioni ottenute attraverso i sensi. Si elabora così la differenza tra la previsione del movimento ed il movimento effettivamente eseguito e la si usa per correggere i controlli inviati agli effettori.</text:p>
      <text:p text:style-name="P231">Con questo meccanismo il sistema nervoso diventa capace di adattarsi ad eventi imprevedibili nell’ambiente esterno.</text:p>
      <text:p text:style-name="P14"><text:span text:style-name="T45"/></text:p>
      <text:p text:style-name="P232">Il controllo del movimento si comporta in modo diverso a seconda della velocità del movimento. Se il movimento è rapido prevale la componente anticipatoria perché non si ha il tempo di applicare la correzione.</text:p>
      <text:p text:style-name="P15"><text:span text:style-name="T45">Il movimento rapido, senza correzione, prende il nome di </text:span><text:span text:style-name="T50">movimento balistico.</text:span></text:p>
      <text:p text:style-name="P15"><text:soft-page-break/><text:span text:style-name="T45">Se lo stesso errore si verifica ogni volta il sistema di controllo motorio capisce che non è utile aggiungere tutte le volte una correzione ma viene modificata direttamente la trasformazione dinamica inversa, altro esempio di </text:span><text:span text:style-name="T50">apprendimento motorio</text:span><text:span text:style-name="T45">.</text:span></text:p>
      <text:p text:style-name="P15"><text:span text:style-name="T45"/></text:p>
      <text:p text:style-name="P233">Il sistema di controllo motorio ha evoluto la capacità di realizzare movimenti rettilinei, però gli unici movimenti che possono fare le articolazioni sono rotazioni. L’evoluzione ha selezionato una modalità di movimento con accelerazione articolare “a campana” che ottimizza la precisione dei movimenti e l’efficienza energetica.</text:p>
      <text:p text:style-name="P16"><text:span text:style-name="T45"/></text:p>
      <text:p text:style-name="P16"><text:span text:style-name="T50">Legge di Fitt:</text:span><text:span text:style-name="T45"> La durata media del movimento quando deve essere precisa aumenta di un fattore che dipende dal logaritmo in base 2 del rapporto tra il doppio della distanza dal target ed il diametro del target nella direzione del movimento.</text:span></text:p>
      <text:p text:style-name="P241"><text:span text:style-name="T45">[ TODO: Manca roba]</text:span></text:p>
      <text:p text:style-name="P242"><text:span text:style-name="T50"/></text:p>
      <text:p text:style-name="P253"><text:span text:style-name="T50">La stimolazione elettrica dell’assone evoca il PdA della fibra muscolare. Per misurare la variazione di potenziale si usa la mu-conotossina che blocca i canali del sodio voltaggio-dipendenti espressi dalla fibra muscolare ma non quelli del motoneurone.</text:span></text:p>
      <text:p text:style-name="P253"><text:span text:style-name="T50">Si definisce </text:span><text:span text:style-name="T42">potenziale di placca </text:span><text:span text:style-name="T50">il potenziale eccitatorio extragiunzionale.</text:span></text:p>
      <text:p text:style-name="P243"><text:span text:style-name="T50">Miastenia grave:</text:span><text:span text:style-name="T45"> Malattia dovuta a reazione autoimmune contro recettori colinergici nicotini che si presenta come riduzione del tono muscolare, soprattutto dopo atttività, ad esempio a fine giornata si ha una perdita della mimica facciale.</text:span></text:p>
      <text:p text:style-name="P243"><text:span text:style-name="T45">La distruzione dei recettori riduce il fattore di sicurezza fino ad indurre fallimenti nell’indurre la contrazione, </text:span><text:span text:style-name="T49">soprattutto durante l’attività intensa</text:span><text:span text:style-name="T45">. I sintomi si alleviano somministrando inibitori dell’acetilcolinesterasi come, ad esempio </text:span><text:span text:style-name="T50">neostigmina</text:span><text:span text:style-name="T45"> che aumenta la persistenza di acetilcolina nel vallo sinaptico e rende più probabile l’attivazione dei recettori superstiti. </text:span></text:p>
      <text:p text:style-name="P243"><text:span text:style-name="T45"/></text:p>
      <text:p text:style-name="P244"><text:span text:style-name="T50">Accoppiamento eccitazione-contrazione</text:span></text:p>
      <text:p text:style-name="P254"><text:span text:style-name="T50">Il potenziale d’azione nella fibra muscolare è associato poco dopo all’aumento di tensione della fibra muscolare.</text:span></text:p>
      <text:p text:style-name="P254"><text:span text:style-name="T50">L’andamento della forza sviluppata </text:span><text:span text:style-name="T51">dall’unità motoria</text:span><text:span text:style-name="T50"> in risposta al PdA prende il nome di </text:span><text:span text:style-name="T42">scossa semplice.</text:span><text:span text:style-name="T50"> Varia a seconda del tipo di fibr</text:span><text:span text:style-name="T51">e</text:span><text:span text:style-name="T50">.</text:span></text:p>
      <text:p text:style-name="P255"><text:span text:style-name="T50">Le unità motorie che sviluppano forza maggiore hanno una scossa molto più rapida e viceversa.</text:span></text:p>
      <text:p text:style-name="P255"><text:span text:style-name="T50">Un’altra proprietà che caratterizza fibre e unità motorie è l’</text:span><text:span text:style-name="T42">affaticabilità,</text:span><text:span text:style-name="T50"> le fibre più veloci in genere sono anche più affaticabili.</text:span></text:p>
      <text:p text:style-name="P255"><text:span text:style-name="T50">Ciascuna fibra muscolare contiene moltissime miofibrille, il loro numero è uno dei fattori che determinano la forza che la fibra sviluppa. (per i dettagli si rimanda al materiale di fisiologia I, es. Guyton).</text:span></text:p>
      <text:p text:style-name="P255"><text:span text:style-name="T50">Sulla superficie del tubulo T si hanno i recettori DHPR, canali per il calcio voltaggio-dipendenti. In realtà nel muscolo scheletrico (a differenza del miocardio!) il calcio </text:span><text:soft-page-break/><text:span text:style-name="T50">che entra dai DHPR non contribuisce alla contrazione, i DHPR sono accoppiati meccanicamente ai recettori RYR1 sul reticolo sarcoplasmatico che rilasciano calcio nel sarcoplasma il quale permette la contrazione. </text:span><text:span text:style-name="T52">La pompa SERCA riporta il calcio nel reticolo sarcoplasmatico permettendo il termine della contrazione e la generazione di una nuova contrazione successivamente.</text:span></text:p>
      <text:p text:style-name="P256"><text:span text:style-name="T50">In fisiologia quando si hanno potenziali d’azione ripetuti che si sommano aumentando la concentrazione di calcio nel sarcoplasma si parla di </text:span><text:span text:style-name="T42">stimolazione tetanica</text:span><text:span text:style-name="T50">.</text:span></text:p>
      <text:p text:style-name="P256"><text:span text:style-name="T50"><text:s/>Forse grazie a fenomeni di feedback negativi durante la scarica tetanica si riduce il rilascio di calcio dal reticolo, evitando che la sua concentrazione salga a livelli citotossici.</text:span></text:p>
      <text:p text:style-name="P256"><text:span text:style-name="T50">Si può osservare che la discesa della concentrazione di Ca è troppo veloce per essere dovuta alla pompa SERCA, agiscono infatti sistemi tampone come la troponina, che sequestra il calcio libero come fa la calsequestrina nel reticolo. In condizioni di scarica tetanica questi sistemi tampone sono saturati e si dipende solo dalla pompa SERCA.</text:span></text:p>
      <text:p text:style-name="P256"><text:span text:style-name="T50">Perchè il calo della concentrazione di Ca nella scossa semplice è molto rapido ma il calo della forza non è altretanto rapida? Perchè il calcio è quasi tutto legato alla tropponina (concentrazione di Ca libero molto bassa). Lentamente viene rilasciato e pompato di nuovo nel reticolo facendo rilassare le miofibrille. </text:span></text:p>
      <text:p text:style-name="P256"><text:span text:style-name="T50">In condizioni tetaniche la troponina è saturata a livelli più elevati, la forza sviluppata è più elevata.</text:span></text:p>
      <text:p text:style-name="P256"><text:span text:style-name="T50">La massima forza di contrazione sviluppabile dalla fibra si ha quando tutti i siti di legame delle troponine sono legati al calcio (saturazione).</text:span></text:p>
      <text:p text:style-name="P256"><text:span text:style-name="T50"/></text:p>
      <text:p text:style-name="P245"><text:span text:style-name="T50">Metabolismo muscolare:</text:span><text:span text:style-name="T45"> Le fibre muscolari possono usare una varietà di vie metaboliche per ricavare energia, quale scelgono dipende (anche) dalla disponibilità di ossigeno: se l’apporto è insufficiente rispetto al consumo si usa glicolisi con fermentazione lattica, altrimenti si usa metabolismo aerobico (fosforilazione ossidativa).</text:span></text:p>
      <text:p text:style-name="P245"><text:span text:style-name="T45">Per brevi periodi si può usare la riserva di fosfocreatina per rigenerare ATP.</text:span></text:p>
      <text:p text:style-name="P246"><text:span text:style-name="T45">In condizioni di lavoro fisico leggero (termine gergale della medicina del lavoro) la quota di metabolismo anaerobico scende rapidamente per essere sostituita dalla fosforilazione ossidativa (permette di mantenere l’attività per molto tempo). In condizioni invede di attività pesante la quota di metabolismo anaerobico si mantiente alta con conseguente accumulo di acido lattico.</text:span></text:p>
      <text:p text:style-name="P246"><text:span text:style-name="T45"/></text:p>
      <text:p text:style-name="P247"><text:span text:style-name="T50">Regolazione della forza di contrazione (sommazione temporale):</text:span></text:p>
      <text:p text:style-name="P257"><text:span text:style-name="T50">Un singolo potenziale d’azione evoca una scossa semplice, per avere una contrazione continua sono necessarie scariche ravvicinate nel tempo (tetano incompleto), quando la frequenza di scarica supera un certo limite si ha tetano massimale. Nell’unità motoria la forza del tetano massimale dipende, oltre che dal diametro delle fibre, dal numero di fibre che compongono l’unità.</text:span></text:p>
      <text:p text:style-name="P257"><text:span text:style-name="T50"/></text:p>
      <text:p text:style-name="P258"><text:soft-page-break/><text:span text:style-name="T50">La principale proteina elastica delle fibre muscolari è la </text:span><text:span text:style-name="T42">titina</text:span><text:span text:style-name="T50">, molto lunga che tende a riportare il sarcomero alla sua lunghezza iniziale. È una proteina lunghissima in cui si riconosce un dominio lineare che si allunga con il sarcomero e tende a tornare alla lunghezza originaria (come una molla). Contiene anche un dominio globulare che si estende solo per allungamenti estremi del sarcomero.</text:span></text:p>
      <text:p text:style-name="P258"><text:span text:style-name="T50">Muscoli diversi esprimono isoforme diverse di titina, con proprietà di ritorno elastico diverse.</text:span></text:p>
      <text:p text:style-name="P258"><text:span text:style-name="T50"/></text:p>
      <text:p text:style-name="P248"><text:span text:style-name="T50">Esperimento: relazione tra forma mazzima isometrica e lunghezza della fibra</text:span></text:p>
      <text:p text:style-name="P259"><text:span text:style-name="T50">“stirando” la fibra rispetto alla sua lunghezza a riposo si nota un andamento “esponenziale” della forza di ritorno elastico passiva, la forza attiva indotta dalla stimolazione elettrica invece è massima al 100% della lunghezza a riposo, allungando la fibra scende per poi risalire. In realtà la componente effettivamente indotta dalla contrazione scende a zero sia per lunghezze troppo elevate che troppo ridotte, si osserva il nuovo aumento perché la forza che misuriamo è sommata alla componente passiva di ritorno elastico.</text:span></text:p>
      <text:p text:style-name="P259"><text:span text:style-name="T50">La relazione tra forza sviluppata e lunghezza dipende dalla sovrapposizione tra catene di actina e miosina nei sarcomeri: qando sono completamente sovrapposte (fibra corta) la forza è nulla così come se sono completamente “sfilate”.</text:span></text:p>
      <text:p text:style-name="P259"><text:span text:style-name="T50">In condizioni fisiologiche i muscoli tendono a lavorare in un ambito ristretto, variabile da muscolo a muscolo ma tendenzialmente centrato attorno alla lunghezza ottimale. </text:span><text:span text:style-name="T53">In realtà l’ambito di lavoro è soggetto a regolazione secondo lenti meccanismi di feedback, se costretto a lavorare in un range di lunghezza diverso la sua lunghezza ottimale cambia: aumentano o diminuiscono i sarcomeri in serie in modo da riportare tutti i sarcomeri a lavorare in un ambito di lunghezza ottimale.</text:span><text:span text:style-name="T54">🧏‍</text:span></text:p>
      <text:p text:style-name="P260"><text:span text:style-name="T54"/></text:p>
      <text:p text:style-name="P249"><text:span text:style-name="T50">Relazione tra velocità di contrazione e forza massima isotonica</text:span></text:p>
      <text:p text:style-name="P260"><text:span text:style-name="T50">A muscolo scarico dipende dalla velocità con la quale le miofibrille idrolizzano ATP, che dipende dall’isoforma della miosina espressa nella fibra, generalmente dipende poco dalla lunghezza iniziale.</text:span></text:p>
      <text:p text:style-name="P260"><text:span text:style-name="T50"/></text:p>
      <text:p text:style-name="P249"><text:span text:style-name="T50">Contrazioni concentriche: </text:span><text:span text:style-name="T45">il muscolo è attivo e si accorcia.</text:span></text:p>
      <text:p text:style-name="P249"><text:span text:style-name="T50">Contrazioni eccentriche: </text:span><text:span text:style-name="T45">il muscolo è attivo ma si allunga (ad esempio quando si usano i muscoli delle gambe per frenare la caduta quando scendiamo le scale).</text:span></text:p>
      <text:p text:style-name="P249"><text:span text:style-name="T45"/></text:p>
      <text:p text:style-name="P250"><text:span text:style-name="T45">Quando il muscolo eroga una potenza negativa (contrazione eccentrica) ovvero assorbe energia dall’ambiente esterno, essa viene dispersa come energia termica, non c’è evidenza che sia utilizzata per rigenerare ATP.</text:span></text:p>
      <text:p text:style-name="P250"><text:span text:style-name="T45"/></text:p>
      <text:p text:style-name="P251"><text:span text:style-name="T45">All’interno della stessa unità motoria le fibre sono tutte della stessa isoforma (stessa velocità).</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1-16T11:01:56.559993141</dc:date>
    <meta:editing-duration>PT18H30M49S</meta:editing-duration>
    <meta:editing-cycles>144</meta:editing-cycles>
    <meta:generator>LibreOffice/7.6.2.1$Linux_X86_64 LibreOffice_project/60$Build-1</meta:generator>
    <meta:document-statistic meta:table-count="0" meta:image-count="0" meta:object-count="0" meta:page-count="32" meta:paragraph-count="434" meta:word-count="11804" meta:character-count="78209" meta:non-whitespace-character-count="66878"/>
  </office:meta>
</office:document-meta>
</file>